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spreadsheet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Grasp-metrics">
        <table:table-row>
          <table:table-cell>
            <text:p>variation_name</text:p>
          </table:table-cell>
          <table:table-cell>
            <text:p>position_offset_x</text:p>
          </table:table-cell>
          <table:table-cell>
            <text:p>position_offset_y</text:p>
          </table:table-cell>
          <table:table-cell>
            <text:p>position_offset_z</text:p>
          </table:table-cell>
          <table:table-cell>
            <text:p>rotation_offset_deg_x</text:p>
          </table:table-cell>
          <table:table-cell>
            <text:p>rotation_offset_deg_y</text:p>
          </table:table-cell>
          <table:table-cell>
            <text:p>rotation_offset_deg_z</text:p>
          </table:table-cell>
          <table:table-cell>
            <text:p>Timestamp</text:p>
          </table:table-cell>
          <table:table-cell>
            <text:p>Dist_COP_x</text:p>
          </table:table-cell>
          <table:table-cell>
            <text:p>opt_COPx</text:p>
          </table:table-cell>
          <table:table-cell>
            <text:p>CoP+ X</text:p>
          </table:table-cell>
          <table:table-cell>
            <text:p>CoP+ Y</text:p>
          </table:table-cell>
          <table:table-cell>
            <text:p>CoP+ Z</text:p>
          </table:table-cell>
          <table:table-cell>
            <text:p>Taxel+ active</text:p>
          </table:table-cell>
          <table:table-cell>
            <text:p>F_max+</text:p>
          </table:table-cell>
          <table:table-cell>
            <text:p>F_min+</text:p>
          </table:table-cell>
          <table:table-cell>
            <text:p>Dist+</text:p>
          </table:table-cell>
          <table:table-cell>
            <text:p>F_mean10</text:p>
          </table:table-cell>
          <table:table-cell>
            <text:p>Std_10</text:p>
          </table:table-cell>
          <table:table-cell>
            <text:p>Mean_1-5</text:p>
          </table:table-cell>
          <table:table-cell>
            <text:p>Mean_7-11</text:p>
          </table:table-cell>
          <table:table-cell>
            <text:p>Diff_Means</text:p>
          </table:table-cell>
          <table:table-cell>
            <text:p>1 force (N)</text:p>
          </table:table-cell>
          <table:table-cell>
            <text:p>2 force (N)</text:p>
          </table:table-cell>
          <table:table-cell>
            <text:p>3 force (N)</text:p>
          </table:table-cell>
          <table:table-cell>
            <text:p>4 force (N)</text:p>
          </table:table-cell>
          <table:table-cell>
            <text:p>5 force (N)</text:p>
          </table:table-cell>
          <table:table-cell>
            <text:p>6 force (N)</text:p>
          </table:table-cell>
          <table:table-cell>
            <text:p>7 force (N)</text:p>
          </table:table-cell>
          <table:table-cell>
            <text:p>8 force (N)</text:p>
          </table:table-cell>
          <table:table-cell>
            <text:p>9 force (N)</text:p>
          </table:table-cell>
          <table:table-cell>
            <text:p>10 force (N)</text:p>
          </table:table-cell>
          <table:table-cell>
            <text:p>11 force (N)</text:p>
          </table:table-cell>
          <table:table-cell>
            <text:p>12 force (N)</text:p>
          </table:table-cell>
          <table:table-cell>
            <text:p>1 X (world)</text:p>
          </table:table-cell>
          <table:table-cell>
            <text:p>1 Y (world)</text:p>
          </table:table-cell>
          <table:table-cell>
            <text:p>1 Z (world)</text:p>
          </table:table-cell>
          <table:table-cell>
            <text:p>2 X (world)</text:p>
          </table:table-cell>
          <table:table-cell>
            <text:p>2 Y (world)</text:p>
          </table:table-cell>
          <table:table-cell>
            <text:p>2 Z (world)</text:p>
          </table:table-cell>
          <table:table-cell>
            <text:p>3 X (world)</text:p>
          </table:table-cell>
          <table:table-cell>
            <text:p>3 Y (world)</text:p>
          </table:table-cell>
          <table:table-cell>
            <text:p>3 Z (world)</text:p>
          </table:table-cell>
          <table:table-cell>
            <text:p>4 X (world)</text:p>
          </table:table-cell>
          <table:table-cell>
            <text:p>4 Y (world)</text:p>
          </table:table-cell>
          <table:table-cell>
            <text:p>4 Z (world)</text:p>
          </table:table-cell>
          <table:table-cell>
            <text:p>5 X (world)</text:p>
          </table:table-cell>
          <table:table-cell>
            <text:p>5 Y (world)</text:p>
          </table:table-cell>
          <table:table-cell>
            <text:p>5 Z (world)</text:p>
          </table:table-cell>
          <table:table-cell>
            <text:p>6 X (world)</text:p>
          </table:table-cell>
          <table:table-cell>
            <text:p>6 Y (world)</text:p>
          </table:table-cell>
          <table:table-cell>
            <text:p>6 Z (world)</text:p>
          </table:table-cell>
          <table:table-cell>
            <text:p>7 X (world)</text:p>
          </table:table-cell>
          <table:table-cell>
            <text:p>7 Y (world)</text:p>
          </table:table-cell>
          <table:table-cell>
            <text:p>7 Z (world)</text:p>
          </table:table-cell>
          <table:table-cell>
            <text:p>8 X (world)</text:p>
          </table:table-cell>
          <table:table-cell>
            <text:p>8 Y (world)</text:p>
          </table:table-cell>
          <table:table-cell>
            <text:p>8 Z (world)</text:p>
          </table:table-cell>
          <table:table-cell>
            <text:p>9 X (world)</text:p>
          </table:table-cell>
          <table:table-cell>
            <text:p>9 Y (world)</text:p>
          </table:table-cell>
          <table:table-cell>
            <text:p>9 Z (world)</text:p>
          </table:table-cell>
          <table:table-cell>
            <text:p>10 X (world)</text:p>
          </table:table-cell>
          <table:table-cell>
            <text:p>10 Y (world)</text:p>
          </table:table-cell>
          <table:table-cell>
            <text:p>10 Z (world)</text:p>
          </table:table-cell>
          <table:table-cell>
            <text:p>11 X (world)</text:p>
          </table:table-cell>
          <table:table-cell>
            <text:p>11 Y (world)</text:p>
          </table:table-cell>
          <table:table-cell>
            <text:p>11 Z (world)</text:p>
          </table:table-cell>
          <table:table-cell>
            <text:p>12 X (world)</text:p>
          </table:table-cell>
          <table:table-cell>
            <text:p>12 Y (world)</text:p>
          </table:table-cell>
          <table:table-cell>
            <text:p>12 Z (world)</text:p>
          </table:table-cell>
        </table:table-row>
        <table:table-row>
          <table:table-cell>
            <text:p>z_rot_plus_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8-21 13:28:31</text:p>
          </table:table-cell>
          <table:table-cell office:value-type="float" office:value="-0.0004353"/>
          <table:table-cell office:value-type="float" office:value="0.6920946"/>
          <table:table-cell office:value-type="float" office:value="0.6916593"/>
          <table:table-cell office:value-type="float" office:value="0.2472197"/>
          <table:table-cell office:value-type="float" office:value="0.0385395"/>
          <table:table-cell office:value-type="float" office:value="10"/>
          <table:table-cell office:value-type="float" office:value="0.7720299959182739"/>
          <table:table-cell office:value-type="float" office:value="0.22550000250339508"/>
          <table:table-cell office:value-type="float" office:value="0.5465299934148788"/>
          <table:table-cell office:value-type="float" office:value="0.34234015792608263"/>
          <table:table-cell office:value-type="float" office:value="0.16671135050787714"/>
          <table:table-cell office:value-type="float" office:value="0.29426847994327543"/>
          <table:table-cell office:value-type="float" office:value="0.3904118359088898"/>
          <table:table-cell office:value-type="float" office:value="0.09614335596561435"/>
          <table:table-cell office:value-type="float" office:value="0.2653192"/>
          <table:table-cell office:value-type="float" office:value="0.2607108"/>
          <table:table-cell office:value-type="float" office:value="0.2511824"/>
          <table:table-cell office:value-type="float" office:value="0.2255"/>
          <table:table-cell office:value-type="float" office:value="0.46863"/>
          <table:table-cell office:value-type="float" office:value="0.0012792"/>
          <table:table-cell office:value-type="float" office:value="0.33128"/>
          <table:table-cell office:value-type="float" office:value="0.3157"/>
          <table:table-cell office:value-type="float" office:value="0.23001"/>
          <table:table-cell office:value-type="float" office:value="0.3030392"/>
          <table:table-cell office:value-type="float" office:value="0.77203"/>
          <table:table-cell office:value-type="float" office:value="-0.0040508"/>
          <table:table-cell office:value-type="float" office:value="0.6951945"/>
          <table:table-cell office:value-type="float" office:value="0.2472197"/>
          <table:table-cell office:value-type="float" office:value="0.0238933"/>
          <table:table-cell office:value-type="float" office:value="0.6951945"/>
          <table:table-cell office:value-type="float" office:value="0.2472197"/>
          <table:table-cell office:value-type="float" office:value="0.0300933"/>
          <table:table-cell office:value-type="float" office:value="0.6951946"/>
          <table:table-cell office:value-type="float" office:value="0.2472197"/>
          <table:table-cell office:value-type="float" office:value="0.0362933"/>
          <table:table-cell office:value-type="float" office:value="0.6951946"/>
          <table:table-cell office:value-type="float" office:value="0.2472197"/>
          <table:table-cell office:value-type="float" office:value="0.0424933"/>
          <table:table-cell office:value-type="float" office:value="0.6951947"/>
          <table:table-cell office:value-type="float" office:value="0.2472197"/>
          <table:table-cell office:value-type="float" office:value="0.0486933"/>
          <table:table-cell office:value-type="float" office:value="0.6951947"/>
          <table:table-cell office:value-type="float" office:value="0.2472197"/>
          <table:table-cell office:value-type="float" office:value="0.0548933"/>
          <table:table-cell office:value-type="float" office:value="0.6889945"/>
          <table:table-cell office:value-type="float" office:value="0.2472197"/>
          <table:table-cell office:value-type="float" office:value="0.0238934"/>
          <table:table-cell office:value-type="float" office:value="0.6889945"/>
          <table:table-cell office:value-type="float" office:value="0.2472197"/>
          <table:table-cell office:value-type="float" office:value="0.0300934"/>
          <table:table-cell office:value-type="float" office:value="0.6889946"/>
          <table:table-cell office:value-type="float" office:value="0.2472197"/>
          <table:table-cell office:value-type="float" office:value="0.0362934"/>
          <table:table-cell office:value-type="float" office:value="0.6889946"/>
          <table:table-cell office:value-type="float" office:value="0.2472197"/>
          <table:table-cell office:value-type="float" office:value="0.0424934"/>
          <table:table-cell office:value-type="float" office:value="0.6889947"/>
          <table:table-cell office:value-type="float" office:value="0.2472197"/>
          <table:table-cell office:value-type="float" office:value="0.0486934"/>
          <table:table-cell office:value-type="float" office:value="0.6889947"/>
          <table:table-cell office:value-type="float" office:value="0.2472197"/>
          <table:table-cell office:value-type="float" office:value="0.0548934"/>
        </table:table-row>
        <table:table-row>
          <table:table-cell>
            <text:p>z_rot_plus_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>
            <text:p>2025-08-21 13:28:44</text:p>
          </table:table-cell>
          <table:table-cell office:value-type="float" office:value="-0.0001495"/>
          <table:table-cell office:value-type="float" office:value="0.6924478"/>
          <table:table-cell office:value-type="float" office:value="0.6922983"/>
          <table:table-cell office:value-type="float" office:value="0.2472081"/>
          <table:table-cell office:value-type="float" office:value="0.0385126"/>
          <table:table-cell office:value-type="float" office:value="10"/>
          <table:table-cell office:value-type="float" office:value="0.7080699801445007"/>
          <table:table-cell office:value-type="float" office:value="0.20909999310970306"/>
          <table:table-cell office:value-type="float" office:value="0.49896998703479767"/>
          <table:table-cell office:value-type="float" office:value="0.34172515720129015"/>
          <table:table-cell office:value-type="float" office:value="0.15651702190149577"/>
          <table:table-cell office:value-type="float" office:value="0.32518247961997987"/>
          <table:table-cell office:value-type="float" office:value="0.3582678347826004"/>
          <table:table-cell office:value-type="float" office:value="0.03308535516262051"/>
          <table:table-cell office:value-type="float" office:value="0.2948392"/>
          <table:table-cell office:value-type="float" office:value="0.2717808"/>
          <table:table-cell office:value-type="float" office:value="0.2679924"/>
          <table:table-cell office:value-type="float" office:value="0.25215"/>
          <table:table-cell office:value-type="float" office:value="0.53915"/>
          <table:table-cell office:value-type="float" office:value="-0.0003608"/>
          <table:table-cell office:value-type="float" office:value="0.31939"/>
          <table:table-cell office:value-type="float" office:value="0.2911"/>
          <table:table-cell office:value-type="float" office:value="0.2091"/>
          <table:table-cell office:value-type="float" office:value="0.2636792"/>
          <table:table-cell office:value-type="float" office:value="0.70807"/>
          <table:table-cell office:value-type="float" office:value="-0.0056908"/>
          <table:table-cell office:value-type="float" office:value="0.695536"/>
          <table:table-cell office:value-type="float" office:value="0.2474915"/>
          <table:table-cell office:value-type="float" office:value="0.0239011"/>
          <table:table-cell office:value-type="float" office:value="0.695536"/>
          <table:table-cell office:value-type="float" office:value="0.2474915"/>
          <table:table-cell office:value-type="float" office:value="0.0301011"/>
          <table:table-cell office:value-type="float" office:value="0.695536"/>
          <table:table-cell office:value-type="float" office:value="0.2474914"/>
          <table:table-cell office:value-type="float" office:value="0.0363011"/>
          <table:table-cell office:value-type="float" office:value="0.695536"/>
          <table:table-cell office:value-type="float" office:value="0.2474914"/>
          <table:table-cell office:value-type="float" office:value="0.0425011"/>
          <table:table-cell office:value-type="float" office:value="0.695536"/>
          <table:table-cell office:value-type="float" office:value="0.2474913"/>
          <table:table-cell office:value-type="float" office:value="0.0487011"/>
          <table:table-cell office:value-type="float" office:value="0.695536"/>
          <table:table-cell office:value-type="float" office:value="0.2474913"/>
          <table:table-cell office:value-type="float" office:value="0.0549011"/>
          <table:table-cell office:value-type="float" office:value="0.6893596"/>
          <table:table-cell office:value-type="float" office:value="0.2469511"/>
          <table:table-cell office:value-type="float" office:value="0.0239011"/>
          <table:table-cell office:value-type="float" office:value="0.6893596"/>
          <table:table-cell office:value-type="float" office:value="0.2469511"/>
          <table:table-cell office:value-type="float" office:value="0.0301011"/>
          <table:table-cell office:value-type="float" office:value="0.6893596"/>
          <table:table-cell office:value-type="float" office:value="0.246951"/>
          <table:table-cell office:value-type="float" office:value="0.0363011"/>
          <table:table-cell office:value-type="float" office:value="0.6893596"/>
          <table:table-cell office:value-type="float" office:value="0.246951"/>
          <table:table-cell office:value-type="float" office:value="0.0425011"/>
          <table:table-cell office:value-type="float" office:value="0.6893596"/>
          <table:table-cell office:value-type="float" office:value="0.2469509"/>
          <table:table-cell office:value-type="float" office:value="0.0487011"/>
          <table:table-cell office:value-type="float" office:value="0.6893596"/>
          <table:table-cell office:value-type="float" office:value="0.2469509"/>
          <table:table-cell office:value-type="float" office:value="0.0549011"/>
        </table:table-row>
        <table:table-row>
          <table:table-cell>
            <text:p>z_rot_plus_1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>
            <text:p>2025-08-21 13:28:57</text:p>
          </table:table-cell>
          <table:table-cell office:value-type="float" office:value="0.0001835"/>
          <table:table-cell office:value-type="float" office:value="0.692773"/>
          <table:table-cell office:value-type="float" office:value="0.6929566"/>
          <table:table-cell office:value-type="float" office:value="0.2472939"/>
          <table:table-cell office:value-type="float" office:value="0.0385644"/>
          <table:table-cell office:value-type="float" office:value="10"/>
          <table:table-cell office:value-type="float" office:value="0.6375499963760376"/>
          <table:table-cell office:value-type="float" office:value="0.18655000627040863"/>
          <table:table-cell office:value-type="float" office:value="0.45099999010562897"/>
          <table:table-cell office:value-type="float" office:value="0.3427091583609581"/>
          <table:table-cell office:value-type="float" office:value="0.15941050355135747"/>
          <table:table-cell office:value-type="float" office:value="0.36331247687339785"/>
          <table:table-cell office:value-type="float" office:value="0.32210583984851837"/>
          <table:table-cell office:value-type="float" office:value="0.04120663702487948"/>
          <table:table-cell office:value-type="float" office:value="0.3161592"/>
          <table:table-cell office:value-type="float" office:value="0.2890008"/>
          <table:table-cell office:value-type="float" office:value="0.2880824"/>
          <table:table-cell office:value-type="float" office:value="0.28946"/>
          <table:table-cell office:value-type="float" office:value="0.63386"/>
          <table:table-cell office:value-type="float" office:value="-0.0015908"/>
          <table:table-cell office:value-type="float" office:value="0.29971"/>
          <table:table-cell office:value-type="float" office:value="0.27183"/>
          <table:table-cell office:value-type="float" office:value="0.18655"/>
          <table:table-cell office:value-type="float" office:value="0.2148892"/>
          <table:table-cell office:value-type="float" office:value="0.63755"/>
          <table:table-cell office:value-type="float" office:value="-0.0065108"/>
          <table:table-cell office:value-type="float" office:value="0.6958259"/>
          <table:table-cell office:value-type="float" office:value="0.2477999"/>
          <table:table-cell office:value-type="float" office:value="0.0238947"/>
          <table:table-cell office:value-type="float" office:value="0.6958259"/>
          <table:table-cell office:value-type="float" office:value="0.2477998"/>
          <table:table-cell office:value-type="float" office:value="0.0300947"/>
          <table:table-cell office:value-type="float" office:value="0.6958259"/>
          <table:table-cell office:value-type="float" office:value="0.2477998"/>
          <table:table-cell office:value-type="float" office:value="0.0362947"/>
          <table:table-cell office:value-type="float" office:value="0.6958259"/>
          <table:table-cell office:value-type="float" office:value="0.2477998"/>
          <table:table-cell office:value-type="float" office:value="0.0424947"/>
          <table:table-cell office:value-type="float" office:value="0.695826"/>
          <table:table-cell office:value-type="float" office:value="0.2477998"/>
          <table:table-cell office:value-type="float" office:value="0.0486947"/>
          <table:table-cell office:value-type="float" office:value="0.695826"/>
          <table:table-cell office:value-type="float" office:value="0.2477998"/>
          <table:table-cell office:value-type="float" office:value="0.0548947"/>
          <table:table-cell office:value-type="float" office:value="0.68972"/>
          <table:table-cell office:value-type="float" office:value="0.2467232"/>
          <table:table-cell office:value-type="float" office:value="0.0238947"/>
          <table:table-cell office:value-type="float" office:value="0.6897201"/>
          <table:table-cell office:value-type="float" office:value="0.2467232"/>
          <table:table-cell office:value-type="float" office:value="0.0300947"/>
          <table:table-cell office:value-type="float" office:value="0.6897201"/>
          <table:table-cell office:value-type="float" office:value="0.2467232"/>
          <table:table-cell office:value-type="float" office:value="0.0362947"/>
          <table:table-cell office:value-type="float" office:value="0.6897201"/>
          <table:table-cell office:value-type="float" office:value="0.2467232"/>
          <table:table-cell office:value-type="float" office:value="0.0424947"/>
          <table:table-cell office:value-type="float" office:value="0.6897202"/>
          <table:table-cell office:value-type="float" office:value="0.2467232"/>
          <table:table-cell office:value-type="float" office:value="0.0486947"/>
          <table:table-cell office:value-type="float" office:value="0.6897202"/>
          <table:table-cell office:value-type="float" office:value="0.2467231"/>
          <table:table-cell office:value-type="float" office:value="0.0548947"/>
        </table:table-row>
        <table:table-row>
          <table:table-cell>
            <text:p>z_rot_plus_1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0"/>
          <table:table-cell>
            <text:p>2025-08-21 13:29:09</text:p>
          </table:table-cell>
          <table:table-cell office:value-type="float" office:value="0.000455"/>
          <table:table-cell office:value-type="float" office:value="0.6931335"/>
          <table:table-cell office:value-type="float" office:value="0.6935885"/>
          <table:table-cell office:value-type="float" office:value="0.247456"/>
          <table:table-cell office:value-type="float" office:value="0.0386064"/>
          <table:table-cell office:value-type="float" office:value="10"/>
          <table:table-cell office:value-type="float" office:value="0.7052000164985657"/>
          <table:table-cell office:value-type="float" office:value="0.16523000597953796"/>
          <table:table-cell office:value-type="float" office:value="0.5399700105190277"/>
          <table:table-cell office:value-type="float" office:value="0.3427911579608917"/>
          <table:table-cell office:value-type="float" office:value="0.1714928442860383"/>
          <table:table-cell office:value-type="float" office:value="0.39488248229026796"/>
          <table:table-cell office:value-type="float" office:value="0.2906998336315155"/>
          <table:table-cell office:value-type="float" office:value="0.10418264865875243"/>
          <table:table-cell office:value-type="float" office:value="0.3411692"/>
          <table:table-cell office:value-type="float" office:value="0.3082708"/>
          <table:table-cell office:value-type="float" office:value="0.3024324"/>
          <table:table-cell office:value-type="float" office:value="0.31734"/>
          <table:table-cell office:value-type="float" office:value="0.7052"/>
          <table:table-cell office:value-type="float" office:value="-0.0011808"/>
          <table:table-cell office:value-type="float" office:value="0.27839"/>
          <table:table-cell office:value-type="float" office:value="0.2501"/>
          <table:table-cell office:value-type="float" office:value="0.16523"/>
          <table:table-cell office:value-type="float" office:value="0.1763492"/>
          <table:table-cell office:value-type="float" office:value="0.58343"/>
          <table:table-cell office:value-type="float" office:value="-0.0073308"/>
          <table:table-cell office:value-type="float" office:value="0.6961278"/>
          <table:table-cell office:value-type="float" office:value="0.2481364"/>
          <table:table-cell office:value-type="float" office:value="0.0239031"/>
          <table:table-cell office:value-type="float" office:value="0.6961278"/>
          <table:table-cell office:value-type="float" office:value="0.2481364"/>
          <table:table-cell office:value-type="float" office:value="0.0301031"/>
          <table:table-cell office:value-type="float" office:value="0.6961278"/>
          <table:table-cell office:value-type="float" office:value="0.2481364"/>
          <table:table-cell office:value-type="float" office:value="0.0363031"/>
          <table:table-cell office:value-type="float" office:value="0.6961278"/>
          <table:table-cell office:value-type="float" office:value="0.2481364"/>
          <table:table-cell office:value-type="float" office:value="0.0425031"/>
          <table:table-cell office:value-type="float" office:value="0.6961279"/>
          <table:table-cell office:value-type="float" office:value="0.2481364"/>
          <table:table-cell office:value-type="float" office:value="0.0487031"/>
          <table:table-cell office:value-type="float" office:value="0.6961279"/>
          <table:table-cell office:value-type="float" office:value="0.2481365"/>
          <table:table-cell office:value-type="float" office:value="0.0549031"/>
          <table:table-cell office:value-type="float" office:value="0.690139"/>
          <table:table-cell office:value-type="float" office:value="0.2465317"/>
          <table:table-cell office:value-type="float" office:value="0.0239031"/>
          <table:table-cell office:value-type="float" office:value="0.6901391"/>
          <table:table-cell office:value-type="float" office:value="0.2465317"/>
          <table:table-cell office:value-type="float" office:value="0.0301031"/>
          <table:table-cell office:value-type="float" office:value="0.6901391"/>
          <table:table-cell office:value-type="float" office:value="0.2465317"/>
          <table:table-cell office:value-type="float" office:value="0.0363031"/>
          <table:table-cell office:value-type="float" office:value="0.6901391"/>
          <table:table-cell office:value-type="float" office:value="0.2465318"/>
          <table:table-cell office:value-type="float" office:value="0.0425031"/>
          <table:table-cell office:value-type="float" office:value="0.6901391"/>
          <table:table-cell office:value-type="float" office:value="0.2465318"/>
          <table:table-cell office:value-type="float" office:value="0.0487031"/>
          <table:table-cell office:value-type="float" office:value="0.6901391"/>
          <table:table-cell office:value-type="float" office:value="0.2465318"/>
          <table:table-cell office:value-type="float" office:value="0.0549031"/>
        </table:table-row>
        <table:table-row>
          <table:table-cell>
            <text:p>z_rot_plus_2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0"/>
          <table:table-cell>
            <text:p>2025-08-21 13:29:22</text:p>
          </table:table-cell>
          <table:table-cell office:value-type="float" office:value="0.000631"/>
          <table:table-cell office:value-type="float" office:value="0.6934627"/>
          <table:table-cell office:value-type="float" office:value="0.6940937"/>
          <table:table-cell office:value-type="float" office:value="0.2476757"/>
          <table:table-cell office:value-type="float" office:value="0.038549"/>
          <table:table-cell office:value-type="float" office:value="10"/>
          <table:table-cell office:value-type="float" office:value="0.7371799945831299"/>
          <table:table-cell office:value-type="float" office:value="0.1521591991186142"/>
          <table:table-cell office:value-type="float" office:value="0.5850207954645157"/>
          <table:table-cell office:value-type="float" office:value="0.3375841647386551"/>
          <table:table-cell office:value-type="float" office:value="0.17761935077130842"/>
          <table:table-cell office:value-type="float" office:value="0.41070848107337954"/>
          <table:table-cell office:value-type="float" office:value="0.26445984840393066"/>
          <table:table-cell office:value-type="float" office:value="0.14624863266944887"/>
          <table:table-cell office:value-type="float" office:value="0.3649492"/>
          <table:table-cell office:value-type="float" office:value="0.3123708"/>
          <table:table-cell office:value-type="float" office:value="0.3094024"/>
          <table:table-cell office:value-type="float" office:value="0.32964"/>
          <table:table-cell office:value-type="float" office:value="0.73718"/>
          <table:table-cell office:value-type="float" office:value="0.0012792"/>
          <table:table-cell office:value-type="float" office:value="0.2542"/>
          <table:table-cell office:value-type="float" office:value="0.23534"/>
          <table:table-cell office:value-type="float" office:value="0.15293"/>
          <table:table-cell office:value-type="float" office:value="0.1521592"/>
          <table:table-cell office:value-type="float" office:value="0.52767"/>
          <table:table-cell office:value-type="float" office:value="-0.0073308"/>
          <table:table-cell office:value-type="float" office:value="0.6963757"/>
          <table:table-cell office:value-type="float" office:value="0.2485063"/>
          <table:table-cell office:value-type="float" office:value="0.0238983"/>
          <table:table-cell office:value-type="float" office:value="0.6963757"/>
          <table:table-cell office:value-type="float" office:value="0.2485063"/>
          <table:table-cell office:value-type="float" office:value="0.0300983"/>
          <table:table-cell office:value-type="float" office:value="0.6963757"/>
          <table:table-cell office:value-type="float" office:value="0.2485063"/>
          <table:table-cell office:value-type="float" office:value="0.0362983"/>
          <table:table-cell office:value-type="float" office:value="0.6963757"/>
          <table:table-cell office:value-type="float" office:value="0.2485063"/>
          <table:table-cell office:value-type="float" office:value="0.0424983"/>
          <table:table-cell office:value-type="float" office:value="0.6963757"/>
          <table:table-cell office:value-type="float" office:value="0.2485063"/>
          <table:table-cell office:value-type="float" office:value="0.0486983"/>
          <table:table-cell office:value-type="float" office:value="0.6963757"/>
          <table:table-cell office:value-type="float" office:value="0.2485063"/>
          <table:table-cell office:value-type="float" office:value="0.0548983"/>
          <table:table-cell office:value-type="float" office:value="0.6905496"/>
          <table:table-cell office:value-type="float" office:value="0.2463858"/>
          <table:table-cell office:value-type="float" office:value="0.0238983"/>
          <table:table-cell office:value-type="float" office:value="0.6905496"/>
          <table:table-cell office:value-type="float" office:value="0.2463858"/>
          <table:table-cell office:value-type="float" office:value="0.0300983"/>
          <table:table-cell office:value-type="float" office:value="0.6905496"/>
          <table:table-cell office:value-type="float" office:value="0.2463858"/>
          <table:table-cell office:value-type="float" office:value="0.0362983"/>
          <table:table-cell office:value-type="float" office:value="0.6905496"/>
          <table:table-cell office:value-type="float" office:value="0.2463858"/>
          <table:table-cell office:value-type="float" office:value="0.0424983"/>
          <table:table-cell office:value-type="float" office:value="0.6905496"/>
          <table:table-cell office:value-type="float" office:value="0.2463858"/>
          <table:table-cell office:value-type="float" office:value="0.0486983"/>
          <table:table-cell office:value-type="float" office:value="0.6905497"/>
          <table:table-cell office:value-type="float" office:value="0.2463857"/>
          <table:table-cell office:value-type="float" office:value="0.0548983"/>
        </table:table-row>
        <table:table-row>
          <table:table-cell>
            <text:p>z_rot_plus_2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>
            <text:p>2025-08-21 13:29:35</text:p>
          </table:table-cell>
          <table:table-cell office:value-type="float" office:value="0.0008563"/>
          <table:table-cell office:value-type="float" office:value="0.6937899"/>
          <table:table-cell office:value-type="float" office:value="0.6946462"/>
          <table:table-cell office:value-type="float" office:value="0.2479815"/>
          <table:table-cell office:value-type="float" office:value="0.038371"/>
          <table:table-cell office:value-type="float" office:value="10"/>
          <table:table-cell office:value-type="float" office:value="0.7949900031089783"/>
          <table:table-cell office:value-type="float" office:value="0.12304919958114624"/>
          <table:table-cell office:value-type="float" office:value="0.671940803527832"/>
          <table:table-cell office:value-type="float" office:value="0.3346321627497673"/>
          <table:table-cell office:value-type="float" office:value="0.19102503847037194"/>
          <table:table-cell office:value-type="float" office:value="0.4366204857826233"/>
          <table:table-cell office:value-type="float" office:value="0.23264383971691133"/>
          <table:table-cell office:value-type="float" office:value="0.20397664606571198"/>
          <table:table-cell office:value-type="float" office:value="0.3907792"/>
          <table:table-cell office:value-type="float" office:value="0.3263108"/>
          <table:table-cell office:value-type="float" office:value="0.3212924"/>
          <table:table-cell office:value-type="float" office:value="0.34973"/>
          <table:table-cell office:value-type="float" office:value="0.79499"/>
          <table:table-cell office:value-type="float" office:value="0.0049692"/>
          <table:table-cell office:value-type="float" office:value="0.24067"/>
          <table:table-cell office:value-type="float" office:value="0.22386"/>
          <table:table-cell office:value-type="float" office:value="0.14186"/>
          <table:table-cell office:value-type="float" office:value="0.1230492"/>
          <table:table-cell office:value-type="float" office:value="0.43378"/>
          <table:table-cell office:value-type="float" office:value="-0.0069208"/>
          <table:table-cell office:value-type="float" office:value="0.6965994"/>
          <table:table-cell office:value-type="float" office:value="0.2488924"/>
          <table:table-cell office:value-type="float" office:value="0.0239009"/>
          <table:table-cell office:value-type="float" office:value="0.6965994"/>
          <table:table-cell office:value-type="float" office:value="0.2488923"/>
          <table:table-cell office:value-type="float" office:value="0.0301009"/>
          <table:table-cell office:value-type="float" office:value="0.6965994"/>
          <table:table-cell office:value-type="float" office:value="0.2488923"/>
          <table:table-cell office:value-type="float" office:value="0.0363009"/>
          <table:table-cell office:value-type="float" office:value="0.6965994"/>
          <table:table-cell office:value-type="float" office:value="0.2488923"/>
          <table:table-cell office:value-type="float" office:value="0.0425009"/>
          <table:table-cell office:value-type="float" office:value="0.6965994"/>
          <table:table-cell office:value-type="float" office:value="0.2488923"/>
          <table:table-cell office:value-type="float" office:value="0.0487009"/>
          <table:table-cell office:value-type="float" office:value="0.6965995"/>
          <table:table-cell office:value-type="float" office:value="0.2488923"/>
          <table:table-cell office:value-type="float" office:value="0.0549009"/>
          <table:table-cell office:value-type="float" office:value="0.6909803"/>
          <table:table-cell office:value-type="float" office:value="0.2462721"/>
          <table:table-cell office:value-type="float" office:value="0.023901"/>
          <table:table-cell office:value-type="float" office:value="0.6909803"/>
          <table:table-cell office:value-type="float" office:value="0.2462721"/>
          <table:table-cell office:value-type="float" office:value="0.030101"/>
          <table:table-cell office:value-type="float" office:value="0.6909803"/>
          <table:table-cell office:value-type="float" office:value="0.2462721"/>
          <table:table-cell office:value-type="float" office:value="0.036301"/>
          <table:table-cell office:value-type="float" office:value="0.6909803"/>
          <table:table-cell office:value-type="float" office:value="0.2462721"/>
          <table:table-cell office:value-type="float" office:value="0.042501"/>
          <table:table-cell office:value-type="float" office:value="0.6909803"/>
          <table:table-cell office:value-type="float" office:value="0.2462721"/>
          <table:table-cell office:value-type="float" office:value="0.048701"/>
          <table:table-cell office:value-type="float" office:value="0.6909803"/>
          <table:table-cell office:value-type="float" office:value="0.2462721"/>
          <table:table-cell office:value-type="float" office:value="0.054901"/>
        </table:table-row>
        <table:table-row>
          <table:table-cell>
            <text:p>z_rot_plus_3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0"/>
          <table:table-cell>
            <text:p>2025-08-21 13:29:47</text:p>
          </table:table-cell>
          <table:table-cell office:value-type="float" office:value="0.000994"/>
          <table:table-cell office:value-type="float" office:value="0.6941139"/>
          <table:table-cell office:value-type="float" office:value="0.6951079"/>
          <table:table-cell office:value-type="float" office:value="0.2483107"/>
          <table:table-cell office:value-type="float" office:value="0.0383883"/>
          <table:table-cell office:value-type="float" office:value="10"/>
          <table:table-cell office:value-type="float" office:value="0.8671500086784363"/>
          <table:table-cell office:value-type="float" office:value="0.10377919673919678"/>
          <table:table-cell office:value-type="float" office:value="0.7633708119392395"/>
          <table:table-cell office:value-type="float" office:value="0.33114715963602065"/>
          <table:table-cell office:value-type="float" office:value="0.21202691516818914"/>
          <table:table-cell office:value-type="float" office:value="0.4537584841251373"/>
          <table:table-cell office:value-type="float" office:value="0.208535835146904"/>
          <table:table-cell office:value-type="float" office:value="0.24522264897823332"/>
          <table:table-cell office:value-type="float" office:value="0.3739692"/>
          <table:table-cell office:value-type="float" office:value="0.3406608"/>
          <table:table-cell office:value-type="float" office:value="0.3217024"/>
          <table:table-cell office:value-type="float" office:value="0.36531"/>
          <table:table-cell office:value-type="float" office:value="0.86715"/>
          <table:table-cell office:value-type="float" office:value="0.0061992"/>
          <table:table-cell office:value-type="float" office:value="0.23493"/>
          <table:table-cell office:value-type="float" office:value="0.2173"/>
          <table:table-cell office:value-type="float" office:value="0.13202"/>
          <table:table-cell office:value-type="float" office:value="0.1037792"/>
          <table:table-cell office:value-type="float" office:value="0.35465"/>
          <table:table-cell office:value-type="float" office:value="-0.0081508"/>
          <table:table-cell office:value-type="float" office:value="0.6967986"/>
          <table:table-cell office:value-type="float" office:value="0.2492867"/>
          <table:table-cell office:value-type="float" office:value="0.0238596"/>
          <table:table-cell office:value-type="float" office:value="0.6967986"/>
          <table:table-cell office:value-type="float" office:value="0.2492868"/>
          <table:table-cell office:value-type="float" office:value="0.0300596"/>
          <table:table-cell office:value-type="float" office:value="0.6967985"/>
          <table:table-cell office:value-type="float" office:value="0.2492868"/>
          <table:table-cell office:value-type="float" office:value="0.0362596"/>
          <table:table-cell office:value-type="float" office:value="0.6967985"/>
          <table:table-cell office:value-type="float" office:value="0.2492868"/>
          <table:table-cell office:value-type="float" office:value="0.0424596"/>
          <table:table-cell office:value-type="float" office:value="0.6967985"/>
          <table:table-cell office:value-type="float" office:value="0.2492868"/>
          <table:table-cell office:value-type="float" office:value="0.0486596"/>
          <table:table-cell office:value-type="float" office:value="0.6967985"/>
          <table:table-cell office:value-type="float" office:value="0.2492869"/>
          <table:table-cell office:value-type="float" office:value="0.0548596"/>
          <table:table-cell office:value-type="float" office:value="0.6914292"/>
          <table:table-cell office:value-type="float" office:value="0.2461867"/>
          <table:table-cell office:value-type="float" office:value="0.0238596"/>
          <table:table-cell office:value-type="float" office:value="0.6914292"/>
          <table:table-cell office:value-type="float" office:value="0.2461868"/>
          <table:table-cell office:value-type="float" office:value="0.0300596"/>
          <table:table-cell office:value-type="float" office:value="0.6914292"/>
          <table:table-cell office:value-type="float" office:value="0.2461868"/>
          <table:table-cell office:value-type="float" office:value="0.0362596"/>
          <table:table-cell office:value-type="float" office:value="0.6914292"/>
          <table:table-cell office:value-type="float" office:value="0.2461868"/>
          <table:table-cell office:value-type="float" office:value="0.0424596"/>
          <table:table-cell office:value-type="float" office:value="0.6914291"/>
          <table:table-cell office:value-type="float" office:value="0.2461868"/>
          <table:table-cell office:value-type="float" office:value="0.0486596"/>
          <table:table-cell office:value-type="float" office:value="0.6914291"/>
          <table:table-cell office:value-type="float" office:value="0.2461869"/>
          <table:table-cell office:value-type="float" office:value="0.0548596"/>
        </table:table-row>
        <table:table-row>
          <table:table-cell>
            <text:p>z_rot_plus_3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>
            <text:p>2025-08-21 13:30:00</text:p>
          </table:table-cell>
          <table:table-cell office:value-type="float" office:value="0.0011245"/>
          <table:table-cell office:value-type="float" office:value="0.6943928"/>
          <table:table-cell office:value-type="float" office:value="0.6955172"/>
          <table:table-cell office:value-type="float" office:value="0.2487159"/>
          <table:table-cell office:value-type="float" office:value="0.0383656"/>
          <table:table-cell office:value-type="float" office:value="9"/>
          <table:table-cell office:value-type="float" office:value="0.8802700042724609"/>
          <table:table-cell office:value-type="float" office:value="0.09762919694185257"/>
          <table:table-cell office:value-type="float" office:value="0.7826408073306084"/>
          <table:table-cell office:value-type="float" office:value="0.32749815955758094"/>
          <table:table-cell office:value-type="float" office:value="0.21783768490554117"/>
          <table:table-cell office:value-type="float" office:value="0.45843247771263124"/>
          <table:table-cell office:value-type="float" office:value="0.19656384140253066"/>
          <table:table-cell office:value-type="float" office:value="0.2618686363101006"/>
          <table:table-cell office:value-type="float" office:value="0.3649492"/>
          <table:table-cell office:value-type="float" office:value="0.3390208"/>
          <table:table-cell office:value-type="float" office:value="0.3249824"/>
          <table:table-cell office:value-type="float" office:value="0.38294"/>
          <table:table-cell office:value-type="float" office:value="0.88027"/>
          <table:table-cell office:value-type="float" office:value="0.0057892"/>
          <table:table-cell office:value-type="float" office:value="0.22468"/>
          <table:table-cell office:value-type="float" office:value="0.21074"/>
          <table:table-cell office:value-type="float" office:value="0.12792"/>
          <table:table-cell office:value-type="float" office:value="0.0976292"/>
          <table:table-cell office:value-type="float" office:value="0.32185"/>
          <table:table-cell office:value-type="float" office:value="-0.0089708"/>
          <table:table-cell office:value-type="float" office:value="0.6969321"/>
          <table:table-cell office:value-type="float" office:value="0.2497066"/>
          <table:table-cell office:value-type="float" office:value="0.0239008"/>
          <table:table-cell office:value-type="float" office:value="0.6969321"/>
          <table:table-cell office:value-type="float" office:value="0.2497066"/>
          <table:table-cell office:value-type="float" office:value="0.0301008"/>
          <table:table-cell office:value-type="float" office:value="0.6969321"/>
          <table:table-cell office:value-type="float" office:value="0.2497066"/>
          <table:table-cell office:value-type="float" office:value="0.0363008"/>
          <table:table-cell office:value-type="float" office:value="0.6969321"/>
          <table:table-cell office:value-type="float" office:value="0.2497066"/>
          <table:table-cell office:value-type="float" office:value="0.0425008"/>
          <table:table-cell office:value-type="float" office:value="0.6969321"/>
          <table:table-cell office:value-type="float" office:value="0.2497066"/>
          <table:table-cell office:value-type="float" office:value="0.0487008"/>
          <table:table-cell office:value-type="float" office:value="0.6969322"/>
          <table:table-cell office:value-type="float" office:value="0.2497065"/>
          <table:table-cell office:value-type="float" office:value="0.0549008"/>
          <table:table-cell office:value-type="float" office:value="0.6918534"/>
          <table:table-cell office:value-type="float" office:value="0.2461505"/>
          <table:table-cell office:value-type="float" office:value="0.0239008"/>
          <table:table-cell office:value-type="float" office:value="0.6918534"/>
          <table:table-cell office:value-type="float" office:value="0.2461504"/>
          <table:table-cell office:value-type="float" office:value="0.0301008"/>
          <table:table-cell office:value-type="float" office:value="0.6918534"/>
          <table:table-cell office:value-type="float" office:value="0.2461504"/>
          <table:table-cell office:value-type="float" office:value="0.0363008"/>
          <table:table-cell office:value-type="float" office:value="0.6918534"/>
          <table:table-cell office:value-type="float" office:value="0.2461504"/>
          <table:table-cell office:value-type="float" office:value="0.0425008"/>
          <table:table-cell office:value-type="float" office:value="0.6918534"/>
          <table:table-cell office:value-type="float" office:value="0.2461504"/>
          <table:table-cell office:value-type="float" office:value="0.0487008"/>
          <table:table-cell office:value-type="float" office:value="0.6918534"/>
          <table:table-cell office:value-type="float" office:value="0.2461504"/>
          <table:table-cell office:value-type="float" office:value="0.0549008"/>
        </table:table-row>
        <table:table-row>
          <table:table-cell>
            <text:p>z_rot_plus_4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>
            <text:p>2025-08-21 13:30:12</text:p>
          </table:table-cell>
          <table:table-cell office:value-type="float" office:value="0.0010993"/>
          <table:table-cell office:value-type="float" office:value="0.6946718"/>
          <table:table-cell office:value-type="float" office:value="0.6957711"/>
          <table:table-cell office:value-type="float" office:value="0.2490601"/>
          <table:table-cell office:value-type="float" office:value="0.0382058"/>
          <table:table-cell office:value-type="float" office:value="9"/>
          <table:table-cell office:value-type="float" office:value="0.8314800262451172"/>
          <table:table-cell office:value-type="float" office:value="0.08409920334815979"/>
          <table:table-cell office:value-type="float" office:value="0.7473808228969574"/>
          <table:table-cell office:value-type="float" office:value="0.31314816027879716"/>
          <table:table-cell office:value-type="float" office:value="0.2074715955863085"/>
          <table:table-cell office:value-type="float" office:value="0.44580448269844053"/>
          <table:table-cell office:value-type="float" office:value="0.18049183785915374"/>
          <table:table-cell office:value-type="float" office:value="0.2653126448392868"/>
          <table:table-cell office:value-type="float" office:value="0.3534692"/>
          <table:table-cell office:value-type="float" office:value="0.3365608"/>
          <table:table-cell office:value-type="float" office:value="0.3278524"/>
          <table:table-cell office:value-type="float" office:value="0.37966"/>
          <table:table-cell office:value-type="float" office:value="0.83148"/>
          <table:table-cell office:value-type="float" office:value="0.0078392"/>
          <table:table-cell office:value-type="float" office:value="0.21074"/>
          <table:table-cell office:value-type="float" office:value="0.20254"/>
          <table:table-cell office:value-type="float" office:value="0.12423"/>
          <table:table-cell office:value-type="float" office:value="0.0840992"/>
          <table:table-cell office:value-type="float" office:value="0.28085"/>
          <table:table-cell office:value-type="float" office:value="-0.0073308"/>
          <table:table-cell office:value-type="float" office:value="0.6970465"/>
          <table:table-cell office:value-type="float" office:value="0.2501303"/>
          <table:table-cell office:value-type="float" office:value="0.0238999"/>
          <table:table-cell office:value-type="float" office:value="0.6970465"/>
          <table:table-cell office:value-type="float" office:value="0.2501303"/>
          <table:table-cell office:value-type="float" office:value="0.0300999"/>
          <table:table-cell office:value-type="float" office:value="0.6970465"/>
          <table:table-cell office:value-type="float" office:value="0.2501303"/>
          <table:table-cell office:value-type="float" office:value="0.0362999"/>
          <table:table-cell office:value-type="float" office:value="0.6970465"/>
          <table:table-cell office:value-type="float" office:value="0.2501303"/>
          <table:table-cell office:value-type="float" office:value="0.0424999"/>
          <table:table-cell office:value-type="float" office:value="0.6970465"/>
          <table:table-cell office:value-type="float" office:value="0.2501303"/>
          <table:table-cell office:value-type="float" office:value="0.0486999"/>
          <table:table-cell office:value-type="float" office:value="0.6970465"/>
          <table:table-cell office:value-type="float" office:value="0.2501303"/>
          <table:table-cell office:value-type="float" office:value="0.0548999"/>
          <table:table-cell office:value-type="float" office:value="0.6922971"/>
          <table:table-cell office:value-type="float" office:value="0.246145"/>
          <table:table-cell office:value-type="float" office:value="0.0238999"/>
          <table:table-cell office:value-type="float" office:value="0.692297"/>
          <table:table-cell office:value-type="float" office:value="0.246145"/>
          <table:table-cell office:value-type="float" office:value="0.0300999"/>
          <table:table-cell office:value-type="float" office:value="0.692297"/>
          <table:table-cell office:value-type="float" office:value="0.246145"/>
          <table:table-cell office:value-type="float" office:value="0.0362999"/>
          <table:table-cell office:value-type="float" office:value="0.692297"/>
          <table:table-cell office:value-type="float" office:value="0.246145"/>
          <table:table-cell office:value-type="float" office:value="0.0424999"/>
          <table:table-cell office:value-type="float" office:value="0.692297"/>
          <table:table-cell office:value-type="float" office:value="0.246145"/>
          <table:table-cell office:value-type="float" office:value="0.0486999"/>
          <table:table-cell office:value-type="float" office:value="0.692297"/>
          <table:table-cell office:value-type="float" office:value="0.246145"/>
          <table:table-cell office:value-type="float" office:value="0.0548999"/>
        </table:table-row>
        <table:table-row>
          <table:table-cell>
            <text:p>z_rot_plus_4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.0"/>
          <table:table-cell>
            <text:p>2025-08-21 13:30:26</text:p>
          </table:table-cell>
          <table:table-cell office:value-type="float" office:value="0.0008643"/>
          <table:table-cell office:value-type="float" office:value="0.6949261"/>
          <table:table-cell office:value-type="float" office:value="0.6957904"/>
          <table:table-cell office:value-type="float" office:value="0.2492402"/>
          <table:table-cell office:value-type="float" office:value="0.038133"/>
          <table:table-cell office:value-type="float" office:value="9"/>
          <table:table-cell office:value-type="float" office:value="0.766290009021759"/>
          <table:table-cell office:value-type="float" office:value="0.08286920189857483"/>
          <table:table-cell office:value-type="float" office:value="0.6834208071231842"/>
          <table:table-cell office:value-type="float" office:value="0.31072916090488434"/>
          <table:table-cell office:value-type="float" office:value="0.18890666290065783"/>
          <table:table-cell office:value-type="float" office:value="0.4216964840888977"/>
          <table:table-cell office:value-type="float" office:value="0.19976183772087097"/>
          <table:table-cell office:value-type="float" office:value="0.22193464636802673"/>
          <table:table-cell office:value-type="float" office:value="0.3370692"/>
          <table:table-cell office:value-type="float" office:value="0.3152408"/>
          <table:table-cell office:value-type="float" office:value="0.2971024"/>
          <table:table-cell office:value-type="float" office:value="0.39278"/>
          <table:table-cell office:value-type="float" office:value="0.76629"/>
          <table:table-cell office:value-type="float" office:value="0.0082492"/>
          <table:table-cell office:value-type="float" office:value="0.25789"/>
          <table:table-cell office:value-type="float" office:value="0.20623"/>
          <table:table-cell office:value-type="float" office:value="0.11193"/>
          <table:table-cell office:value-type="float" office:value="0.0828692"/>
          <table:table-cell office:value-type="float" office:value="0.33989"/>
          <table:table-cell office:value-type="float" office:value="-0.0077408"/>
          <table:table-cell office:value-type="float" office:value="0.6971182"/>
          <table:table-cell office:value-type="float" office:value="0.2505679"/>
          <table:table-cell office:value-type="float" office:value="0.0239009"/>
          <table:table-cell office:value-type="float" office:value="0.6971182"/>
          <table:table-cell office:value-type="float" office:value="0.2505679"/>
          <table:table-cell office:value-type="float" office:value="0.0301009"/>
          <table:table-cell office:value-type="float" office:value="0.6971181"/>
          <table:table-cell office:value-type="float" office:value="0.2505679"/>
          <table:table-cell office:value-type="float" office:value="0.0363009"/>
          <table:table-cell office:value-type="float" office:value="0.6971181"/>
          <table:table-cell office:value-type="float" office:value="0.2505679"/>
          <table:table-cell office:value-type="float" office:value="0.0425009"/>
          <table:table-cell office:value-type="float" office:value="0.697118"/>
          <table:table-cell office:value-type="float" office:value="0.2505679"/>
          <table:table-cell office:value-type="float" office:value="0.0487009"/>
          <table:table-cell office:value-type="float" office:value="0.697118"/>
          <table:table-cell office:value-type="float" office:value="0.2505679"/>
          <table:table-cell office:value-type="float" office:value="0.0549009"/>
          <table:table-cell office:value-type="float" office:value="0.6927342"/>
          <table:table-cell office:value-type="float" office:value="0.2461838"/>
          <table:table-cell office:value-type="float" office:value="0.0239008"/>
          <table:table-cell office:value-type="float" office:value="0.6927341"/>
          <table:table-cell office:value-type="float" office:value="0.2461838"/>
          <table:table-cell office:value-type="float" office:value="0.0301008"/>
          <table:table-cell office:value-type="float" office:value="0.6927341"/>
          <table:table-cell office:value-type="float" office:value="0.2461838"/>
          <table:table-cell office:value-type="float" office:value="0.0363008"/>
          <table:table-cell office:value-type="float" office:value="0.692734"/>
          <table:table-cell office:value-type="float" office:value="0.2461838"/>
          <table:table-cell office:value-type="float" office:value="0.0425008"/>
          <table:table-cell office:value-type="float" office:value="0.692734"/>
          <table:table-cell office:value-type="float" office:value="0.2461838"/>
          <table:table-cell office:value-type="float" office:value="0.0487008"/>
          <table:table-cell office:value-type="float" office:value="0.6927339"/>
          <table:table-cell office:value-type="float" office:value="0.2461838"/>
          <table:table-cell office:value-type="float" office:value="0.0549008"/>
        </table:table-row>
        <table:table-row>
          <table:table-cell>
            <text:p>z_rot_plus_5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.0"/>
          <table:table-cell>
            <text:p>2025-08-21 13:30:38</text:p>
          </table:table-cell>
          <table:table-cell office:value-type="float" office:value="0.0002667"/>
          <table:table-cell office:value-type="float" office:value="0.6951582"/>
          <table:table-cell office:value-type="float" office:value="0.6954249"/>
          <table:table-cell office:value-type="float" office:value="0.2489475"/>
          <table:table-cell office:value-type="float" office:value="0.0374497"/>
          <table:table-cell office:value-type="float" office:value="10"/>
          <table:table-cell office:value-type="float" office:value="0.697409987449646"/>
          <table:table-cell office:value-type="float" office:value="0.22550000250339508"/>
          <table:table-cell office:value-type="float" office:value="0.4719099849462509"/>
          <table:table-cell office:value-type="float" office:value="0.44156015664339066"/>
          <table:table-cell office:value-type="float" office:value="0.14688807021361636"/>
          <table:table-cell office:value-type="float" office:value="0.5006624758243561"/>
          <table:table-cell office:value-type="float" office:value="0.38245783746242523"/>
          <table:table-cell office:value-type="float" office:value="0.11820463836193085"/>
          <table:table-cell office:value-type="float" office:value="0.4362892"/>
          <table:table-cell office:value-type="float" office:value="0.5534508"/>
          <table:table-cell office:value-type="float" office:value="0.5562224"/>
          <table:table-cell office:value-type="float" office:value="0.55227"/>
          <table:table-cell office:value-type="float" office:value="0.40508"/>
          <table:table-cell office:value-type="float" office:value="0.0070192"/>
          <table:table-cell office:value-type="float" office:value="0.29889"/>
          <table:table-cell office:value-type="float" office:value="0.30135"/>
          <table:table-cell office:value-type="float" office:value="0.2255"/>
          <table:table-cell office:value-type="float" office:value="0.3891392"/>
          <table:table-cell office:value-type="float" office:value="0.69741"/>
          <table:table-cell office:value-type="float" office:value="-0.0036408"/>
          <table:table-cell office:value-type="float" office:value="0.6971508"/>
          <table:table-cell office:value-type="float" office:value="0.2510043"/>
          <table:table-cell office:value-type="float" office:value="0.0238966"/>
          <table:table-cell office:value-type="float" office:value="0.6971508"/>
          <table:table-cell office:value-type="float" office:value="0.2510043"/>
          <table:table-cell office:value-type="float" office:value="0.0300966"/>
          <table:table-cell office:value-type="float" office:value="0.6971508"/>
          <table:table-cell office:value-type="float" office:value="0.2510043"/>
          <table:table-cell office:value-type="float" office:value="0.0362966"/>
          <table:table-cell office:value-type="float" office:value="0.6971508"/>
          <table:table-cell office:value-type="float" office:value="0.2510044"/>
          <table:table-cell office:value-type="float" office:value="0.0424966"/>
          <table:table-cell office:value-type="float" office:value="0.6971508"/>
          <table:table-cell office:value-type="float" office:value="0.2510044"/>
          <table:table-cell office:value-type="float" office:value="0.0486966"/>
          <table:table-cell office:value-type="float" office:value="0.6971508"/>
          <table:table-cell office:value-type="float" office:value="0.2510044"/>
          <table:table-cell office:value-type="float" office:value="0.0548966"/>
          <table:table-cell office:value-type="float" office:value="0.6931655"/>
          <table:table-cell office:value-type="float" office:value="0.2462548"/>
          <table:table-cell office:value-type="float" office:value="0.0238966"/>
          <table:table-cell office:value-type="float" office:value="0.6931655"/>
          <table:table-cell office:value-type="float" office:value="0.2462548"/>
          <table:table-cell office:value-type="float" office:value="0.0300966"/>
          <table:table-cell office:value-type="float" office:value="0.6931655"/>
          <table:table-cell office:value-type="float" office:value="0.2462549"/>
          <table:table-cell office:value-type="float" office:value="0.0362966"/>
          <table:table-cell office:value-type="float" office:value="0.6931655"/>
          <table:table-cell office:value-type="float" office:value="0.2462549"/>
          <table:table-cell office:value-type="float" office:value="0.0424966"/>
          <table:table-cell office:value-type="float" office:value="0.6931655"/>
          <table:table-cell office:value-type="float" office:value="0.2462549"/>
          <table:table-cell office:value-type="float" office:value="0.0486966"/>
          <table:table-cell office:value-type="float" office:value="0.6931655"/>
          <table:table-cell office:value-type="float" office:value="0.246255"/>
          <table:table-cell office:value-type="float" office:value="0.0548966"/>
        </table:table-row>
        <table:table-row>
          <table:table-cell>
            <text:p>z_rot_plus_5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.0"/>
          <table:table-cell>
            <text:p>2025-08-21 13:30:51</text:p>
          </table:table-cell>
          <table:table-cell office:value-type="float" office:value="0.0002274"/>
          <table:table-cell office:value-type="float" office:value="0.6953676"/>
          <table:table-cell office:value-type="float" office:value="0.695595"/>
          <table:table-cell office:value-type="float" office:value="0.2492376"/>
          <table:table-cell office:value-type="float" office:value="0.0384046"/>
          <table:table-cell office:value-type="float" office:value="10"/>
          <table:table-cell office:value-type="float" office:value="0.7843300104141235"/>
          <table:table-cell office:value-type="float" office:value="0.27224001288414"/>
          <table:table-cell office:value-type="float" office:value="0.5120899975299835"/>
          <table:table-cell office:value-type="float" office:value="0.4983451634645462"/>
          <table:table-cell office:value-type="float" office:value="0.16553004890233378"/>
          <table:table-cell office:value-type="float" office:value="0.5620804786682129"/>
          <table:table-cell office:value-type="float" office:value="0.4346098482608795"/>
          <table:table-cell office:value-type="float" office:value="0.12747063040733336"/>
          <table:table-cell office:value-type="float" office:value="0.4100492"/>
          <table:table-cell office:value-type="float" office:value="0.5013808"/>
          <table:table-cell office:value-type="float" office:value="0.5217824"/>
          <table:table-cell office:value-type="float" office:value="0.59286"/>
          <table:table-cell office:value-type="float" office:value="0.78433"/>
          <table:table-cell office:value-type="float" office:value="0.0066092"/>
          <table:table-cell office:value-type="float" office:value="0.35588"/>
          <table:table-cell office:value-type="float" office:value="0.35793"/>
          <table:table-cell office:value-type="float" office:value="0.27224"/>
          <table:table-cell office:value-type="float" office:value="0.4551492"/>
          <table:table-cell office:value-type="float" office:value="0.73185"/>
          <table:table-cell office:value-type="float" office:value="-0.0044608"/>
          <table:table-cell office:value-type="float" office:value="0.6971456"/>
          <table:table-cell office:value-type="float" office:value="0.2514521"/>
          <table:table-cell office:value-type="float" office:value="0.023903"/>
          <table:table-cell office:value-type="float" office:value="0.6971456"/>
          <table:table-cell office:value-type="float" office:value="0.2514521"/>
          <table:table-cell office:value-type="float" office:value="0.030103"/>
          <table:table-cell office:value-type="float" office:value="0.6971456"/>
          <table:table-cell office:value-type="float" office:value="0.2514522"/>
          <table:table-cell office:value-type="float" office:value="0.036303"/>
          <table:table-cell office:value-type="float" office:value="0.6971457"/>
          <table:table-cell office:value-type="float" office:value="0.2514522"/>
          <table:table-cell office:value-type="float" office:value="0.042503"/>
          <table:table-cell office:value-type="float" office:value="0.6971457"/>
          <table:table-cell office:value-type="float" office:value="0.2514522"/>
          <table:table-cell office:value-type="float" office:value="0.048703"/>
          <table:table-cell office:value-type="float" office:value="0.6971457"/>
          <table:table-cell office:value-type="float" office:value="0.2514522"/>
          <table:table-cell office:value-type="float" office:value="0.054903"/>
          <table:table-cell office:value-type="float" office:value="0.6935894"/>
          <table:table-cell office:value-type="float" office:value="0.2463734"/>
          <table:table-cell office:value-type="float" office:value="0.023903"/>
          <table:table-cell office:value-type="float" office:value="0.6935895"/>
          <table:table-cell office:value-type="float" office:value="0.2463734"/>
          <table:table-cell office:value-type="float" office:value="0.030103"/>
          <table:table-cell office:value-type="float" office:value="0.6935895"/>
          <table:table-cell office:value-type="float" office:value="0.2463734"/>
          <table:table-cell office:value-type="float" office:value="0.036303"/>
          <table:table-cell office:value-type="float" office:value="0.6935895"/>
          <table:table-cell office:value-type="float" office:value="0.2463734"/>
          <table:table-cell office:value-type="float" office:value="0.042503"/>
          <table:table-cell office:value-type="float" office:value="0.6935895"/>
          <table:table-cell office:value-type="float" office:value="0.2463734"/>
          <table:table-cell office:value-type="float" office:value="0.048703"/>
          <table:table-cell office:value-type="float" office:value="0.6935895"/>
          <table:table-cell office:value-type="float" office:value="0.2463734"/>
          <table:table-cell office:value-type="float" office:value="0.054903"/>
        </table:table-row>
        <table:table-row>
          <table:table-cell>
            <text:p>z_rot_plus_6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.0"/>
          <table:table-cell>
            <text:p>2025-08-21 13:31:04</text:p>
          </table:table-cell>
          <table:table-cell office:value-type="float" office:value="0.0001176"/>
          <table:table-cell office:value-type="float" office:value="0.6955543"/>
          <table:table-cell office:value-type="float" office:value="0.6956719"/>
          <table:table-cell office:value-type="float" office:value="0.2494137"/>
          <table:table-cell office:value-type="float" office:value="0.0388641"/>
          <table:table-cell office:value-type="float" office:value="10"/>
          <table:table-cell office:value-type="float" office:value="0.9610400199890137"/>
          <table:table-cell office:value-type="float" office:value="0.31652000546455383"/>
          <table:table-cell office:value-type="float" office:value="0.6445200145244598"/>
          <table:table-cell office:value-type="float" office:value="0.5281521737575531"/>
          <table:table-cell office:value-type="float" office:value="0.20012032709307137"/>
          <table:table-cell office:value-type="float" office:value="0.5682304918766021"/>
          <table:table-cell office:value-type="float" office:value="0.48807385563850403"/>
          <table:table-cell office:value-type="float" office:value="0.0801566362380981"/>
          <table:table-cell office:value-type="float" office:value="0.3760192"/>
          <table:table-cell office:value-type="float" office:value="0.4505408"/>
          <table:table-cell office:value-type="float" office:value="0.4754524"/>
          <table:table-cell office:value-type="float" office:value="0.5781"/>
          <table:table-cell office:value-type="float" office:value="0.96104"/>
          <table:table-cell office:value-type="float" office:value="0.0066092"/>
          <table:table-cell office:value-type="float" office:value="0.40016"/>
          <table:table-cell office:value-type="float" office:value="0.40959"/>
          <table:table-cell office:value-type="float" office:value="0.31652"/>
          <table:table-cell office:value-type="float" office:value="0.5342792"/>
          <table:table-cell office:value-type="float" office:value="0.77982"/>
          <table:table-cell office:value-type="float" office:value="-0.0032308"/>
          <table:table-cell office:value-type="float" office:value="0.6971044"/>
          <table:table-cell office:value-type="float" office:value="0.2518946"/>
          <table:table-cell office:value-type="float" office:value="0.0239031"/>
          <table:table-cell office:value-type="float" office:value="0.6971044"/>
          <table:table-cell office:value-type="float" office:value="0.2518946"/>
          <table:table-cell office:value-type="float" office:value="0.0301031"/>
          <table:table-cell office:value-type="float" office:value="0.6971043"/>
          <table:table-cell office:value-type="float" office:value="0.2518946"/>
          <table:table-cell office:value-type="float" office:value="0.0363031"/>
          <table:table-cell office:value-type="float" office:value="0.6971043"/>
          <table:table-cell office:value-type="float" office:value="0.2518947"/>
          <table:table-cell office:value-type="float" office:value="0.0425031"/>
          <table:table-cell office:value-type="float" office:value="0.6971043"/>
          <table:table-cell office:value-type="float" office:value="0.2518947"/>
          <table:table-cell office:value-type="float" office:value="0.0487031"/>
          <table:table-cell office:value-type="float" office:value="0.6971043"/>
          <table:table-cell office:value-type="float" office:value="0.2518947"/>
          <table:table-cell office:value-type="float" office:value="0.0549031"/>
          <table:table-cell office:value-type="float" office:value="0.6940044"/>
          <table:table-cell office:value-type="float" office:value="0.2465252"/>
          <table:table-cell office:value-type="float" office:value="0.0239032"/>
          <table:table-cell office:value-type="float" office:value="0.6940044"/>
          <table:table-cell office:value-type="float" office:value="0.2465252"/>
          <table:table-cell office:value-type="float" office:value="0.0301032"/>
          <table:table-cell office:value-type="float" office:value="0.6940043"/>
          <table:table-cell office:value-type="float" office:value="0.2465253"/>
          <table:table-cell office:value-type="float" office:value="0.0363032"/>
          <table:table-cell office:value-type="float" office:value="0.6940043"/>
          <table:table-cell office:value-type="float" office:value="0.2465253"/>
          <table:table-cell office:value-type="float" office:value="0.0425032"/>
          <table:table-cell office:value-type="float" office:value="0.6940043"/>
          <table:table-cell office:value-type="float" office:value="0.2465253"/>
          <table:table-cell office:value-type="float" office:value="0.0487032"/>
          <table:table-cell office:value-type="float" office:value="0.6940043"/>
          <table:table-cell office:value-type="float" office:value="0.2465254"/>
          <table:table-cell office:value-type="float" office:value="0.0549032"/>
        </table:table-row>
        <table:table-row>
          <table:table-cell>
            <text:p>z_rot_plus_6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.0"/>
          <table:table-cell>
            <text:p>2025-08-21 13:31:16</text:p>
          </table:table-cell>
          <table:table-cell office:value-type="float" office:value="4e-07"/>
          <table:table-cell office:value-type="float" office:value="0.6957217"/>
          <table:table-cell office:value-type="float" office:value="0.6957221"/>
          <table:table-cell office:value-type="float" office:value="0.2495173"/>
          <table:table-cell office:value-type="float" office:value="0.0391163"/>
          <table:table-cell office:value-type="float" office:value="10"/>
          <table:table-cell office:value-type="float" office:value="1.0811699628829956"/>
          <table:table-cell office:value-type="float" office:value="0.33337920904159546"/>
          <table:table-cell office:value-type="float" office:value="0.7477907538414001"/>
          <table:table-cell office:value-type="float" office:value="0.551727157831192"/>
          <table:table-cell office:value-type="float" office:value="0.2346931683367092"/>
          <table:table-cell office:value-type="float" office:value="0.5519124746322632"/>
          <table:table-cell office:value-type="float" office:value="0.5515418410301208"/>
          <table:table-cell office:value-type="float" office:value="0.0003706336021424006"/>
          <table:table-cell office:value-type="float" office:value="0.3333792"/>
          <table:table-cell office:value-type="float" office:value="0.3894508"/>
          <table:table-cell office:value-type="float" office:value="0.4176424"/>
          <table:table-cell office:value-type="float" office:value="0.53792"/>
          <table:table-cell office:value-type="float" office:value="1.08117"/>
          <table:table-cell office:value-type="float" office:value="0.0078392"/>
          <table:table-cell office:value-type="float" office:value="0.46289"/>
          <table:table-cell office:value-type="float" office:value="0.47929"/>
          <table:table-cell office:value-type="float" office:value="0.37433"/>
          <table:table-cell office:value-type="float" office:value="0.6166892"/>
          <table:table-cell office:value-type="float" office:value="0.82451"/>
          <table:table-cell office:value-type="float" office:value="-0.0032308"/>
          <table:table-cell office:value-type="float" office:value="0.6970318"/>
          <table:table-cell office:value-type="float" office:value="0.2523259"/>
          <table:table-cell office:value-type="float" office:value="0.0239016"/>
          <table:table-cell office:value-type="float" office:value="0.6970318"/>
          <table:table-cell office:value-type="float" office:value="0.2523259"/>
          <table:table-cell office:value-type="float" office:value="0.0301016"/>
          <table:table-cell office:value-type="float" office:value="0.6970318"/>
          <table:table-cell office:value-type="float" office:value="0.2523259"/>
          <table:table-cell office:value-type="float" office:value="0.0363016"/>
          <table:table-cell office:value-type="float" office:value="0.6970317"/>
          <table:table-cell office:value-type="float" office:value="0.2523259"/>
          <table:table-cell office:value-type="float" office:value="0.0425016"/>
          <table:table-cell office:value-type="float" office:value="0.6970317"/>
          <table:table-cell office:value-type="float" office:value="0.2523259"/>
          <table:table-cell office:value-type="float" office:value="0.0487016"/>
          <table:table-cell office:value-type="float" office:value="0.6970317"/>
          <table:table-cell office:value-type="float" office:value="0.252326"/>
          <table:table-cell office:value-type="float" office:value="0.0549016"/>
          <table:table-cell office:value-type="float" office:value="0.6944116"/>
          <table:table-cell office:value-type="float" office:value="0.2467067"/>
          <table:table-cell office:value-type="float" office:value="0.0239017"/>
          <table:table-cell office:value-type="float" office:value="0.6944116"/>
          <table:table-cell office:value-type="float" office:value="0.2467068"/>
          <table:table-cell office:value-type="float" office:value="0.0301017"/>
          <table:table-cell office:value-type="float" office:value="0.6944116"/>
          <table:table-cell office:value-type="float" office:value="0.2467068"/>
          <table:table-cell office:value-type="float" office:value="0.0363017"/>
          <table:table-cell office:value-type="float" office:value="0.6944115"/>
          <table:table-cell office:value-type="float" office:value="0.2467068"/>
          <table:table-cell office:value-type="float" office:value="0.0425017"/>
          <table:table-cell office:value-type="float" office:value="0.6944115"/>
          <table:table-cell office:value-type="float" office:value="0.2467068"/>
          <table:table-cell office:value-type="float" office:value="0.0487017"/>
          <table:table-cell office:value-type="float" office:value="0.6944115"/>
          <table:table-cell office:value-type="float" office:value="0.2467068"/>
          <table:table-cell office:value-type="float" office:value="0.0549017"/>
        </table:table-row>
        <table:table-row>
          <table:table-cell>
            <text:p>z_rot_plus_7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.0"/>
          <table:table-cell>
            <text:p>2025-08-21 13:31:29</text:p>
          </table:table-cell>
          <table:table-cell office:value-type="float" office:value="-9.64e-05"/>
          <table:table-cell office:value-type="float" office:value="0.6958579"/>
          <table:table-cell office:value-type="float" office:value="0.6957615"/>
          <table:table-cell office:value-type="float" office:value="0.2495704"/>
          <table:table-cell office:value-type="float" office:value="0.0393762"/>
          <table:table-cell office:value-type="float" office:value="10"/>
          <table:table-cell office:value-type="float" office:value="1.2189300060272217"/>
          <table:table-cell office:value-type="float" office:value="0.2858192026615143"/>
          <table:table-cell office:value-type="float" office:value="0.9331108033657074"/>
          <table:table-cell office:value-type="float" office:value="0.5853881597518921"/>
          <table:table-cell office:value-type="float" office:value="0.2910755411332187"/>
          <table:table-cell office:value-type="float" office:value="0.5321504831314087"/>
          <table:table-cell office:value-type="float" office:value="0.6386258363723755"/>
          <table:table-cell office:value-type="float" office:value="0.1064753532409668"/>
          <table:table-cell office:value-type="float" office:value="0.2858192"/>
          <table:table-cell office:value-type="float" office:value="0.3271308"/>
          <table:table-cell office:value-type="float" office:value="0.3483524"/>
          <table:table-cell office:value-type="float" office:value="0.48052"/>
          <table:table-cell office:value-type="float" office:value="1.21893"/>
          <table:table-cell office:value-type="float" office:value="0.0074292"/>
          <table:table-cell office:value-type="float" office:value="0.52685"/>
          <table:table-cell office:value-type="float" office:value="0.56252"/>
          <table:table-cell office:value-type="float" office:value="0.45387"/>
          <table:table-cell office:value-type="float" office:value="0.7974992"/>
          <table:table-cell office:value-type="float" office:value="0.85239"/>
          <table:table-cell office:value-type="float" office:value="-0.0032308"/>
          <table:table-cell office:value-type="float" office:value="0.6969182"/>
          <table:table-cell office:value-type="float" office:value="0.2527484"/>
          <table:table-cell office:value-type="float" office:value="0.0238987"/>
          <table:table-cell office:value-type="float" office:value="0.6969182"/>
          <table:table-cell office:value-type="float" office:value="0.2527484"/>
          <table:table-cell office:value-type="float" office:value="0.0300987"/>
          <table:table-cell office:value-type="float" office:value="0.6969182"/>
          <table:table-cell office:value-type="float" office:value="0.2527483"/>
          <table:table-cell office:value-type="float" office:value="0.0362987"/>
          <table:table-cell office:value-type="float" office:value="0.6969182"/>
          <table:table-cell office:value-type="float" office:value="0.2527483"/>
          <table:table-cell office:value-type="float" office:value="0.0424987"/>
          <table:table-cell office:value-type="float" office:value="0.6969182"/>
          <table:table-cell office:value-type="float" office:value="0.2527483"/>
          <table:table-cell office:value-type="float" office:value="0.0486987"/>
          <table:table-cell office:value-type="float" office:value="0.6969181"/>
          <table:table-cell office:value-type="float" office:value="0.2527483"/>
          <table:table-cell office:value-type="float" office:value="0.0548987"/>
          <table:table-cell office:value-type="float" office:value="0.6947977"/>
          <table:table-cell office:value-type="float" office:value="0.2469223"/>
          <table:table-cell office:value-type="float" office:value="0.0238987"/>
          <table:table-cell office:value-type="float" office:value="0.6947977"/>
          <table:table-cell office:value-type="float" office:value="0.2469223"/>
          <table:table-cell office:value-type="float" office:value="0.0300987"/>
          <table:table-cell office:value-type="float" office:value="0.6947977"/>
          <table:table-cell office:value-type="float" office:value="0.2469222"/>
          <table:table-cell office:value-type="float" office:value="0.0362987"/>
          <table:table-cell office:value-type="float" office:value="0.6947976"/>
          <table:table-cell office:value-type="float" office:value="0.2469222"/>
          <table:table-cell office:value-type="float" office:value="0.0424987"/>
          <table:table-cell office:value-type="float" office:value="0.6947976"/>
          <table:table-cell office:value-type="float" office:value="0.2469222"/>
          <table:table-cell office:value-type="float" office:value="0.0486987"/>
          <table:table-cell office:value-type="float" office:value="0.6947976"/>
          <table:table-cell office:value-type="float" office:value="0.2469222"/>
          <table:table-cell office:value-type="float" office:value="0.0548987"/>
        </table:table-row>
        <table:table-row>
          <table:table-cell>
            <text:p>z_rot_plus_7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.0"/>
          <table:table-cell>
            <text:p>2025-08-21 13:31:42</text:p>
          </table:table-cell>
          <table:table-cell office:value-type="float" office:value="-0.0001029"/>
          <table:table-cell office:value-type="float" office:value="0.6959611"/>
          <table:table-cell office:value-type="float" office:value="0.6958582"/>
          <table:table-cell office:value-type="float" office:value="0.2497859"/>
          <table:table-cell office:value-type="float" office:value="0.0398486"/>
          <table:table-cell office:value-type="float" office:value="10"/>
          <table:table-cell office:value-type="float" office:value="1.455090045928955"/>
          <table:table-cell office:value-type="float" office:value="0.23702919483184814"/>
          <table:table-cell office:value-type="float" office:value="1.218060851097107"/>
          <table:table-cell office:value-type="float" office:value="0.6194591611623764"/>
          <table:table-cell office:value-type="float" office:value="0.39024882428215435"/>
          <table:table-cell office:value-type="float" office:value="0.540022486448288"/>
          <table:table-cell office:value-type="float" office:value="0.6988958358764649"/>
          <table:table-cell office:value-type="float" office:value="0.15887334942817688"/>
          <table:table-cell office:value-type="float" office:value="0.2370292"/>
          <table:table-cell office:value-type="float" office:value="0.2726008"/>
          <table:table-cell office:value-type="float" office:value="0.3003824"/>
          <table:table-cell office:value-type="float" office:value="0.43501"/>
          <table:table-cell office:value-type="float" office:value="1.45509"/>
          <table:table-cell office:value-type="float" office:value="0.0074292"/>
          <table:table-cell office:value-type="float" office:value="0.53136"/>
          <table:table-cell office:value-type="float" office:value="0.59491"/>
          <table:table-cell office:value-type="float" office:value="0.51537"/>
          <table:table-cell office:value-type="float" office:value="1.1029491"/>
          <table:table-cell office:value-type="float" office:value="0.74989"/>
          <table:table-cell office:value-type="float" office:value="-0.0028208"/>
          <table:table-cell office:value-type="float" office:value="0.6967634"/>
          <table:table-cell office:value-type="float" office:value="0.2531642"/>
          <table:table-cell office:value-type="float" office:value="0.0239019"/>
          <table:table-cell office:value-type="float" office:value="0.6967634"/>
          <table:table-cell office:value-type="float" office:value="0.2531642"/>
          <table:table-cell office:value-type="float" office:value="0.0301019"/>
          <table:table-cell office:value-type="float" office:value="0.6967634"/>
          <table:table-cell office:value-type="float" office:value="0.2531642"/>
          <table:table-cell office:value-type="float" office:value="0.0363019"/>
          <table:table-cell office:value-type="float" office:value="0.6967634"/>
          <table:table-cell office:value-type="float" office:value="0.2531643"/>
          <table:table-cell office:value-type="float" office:value="0.0425019"/>
          <table:table-cell office:value-type="float" office:value="0.6967634"/>
          <table:table-cell office:value-type="float" office:value="0.2531643"/>
          <table:table-cell office:value-type="float" office:value="0.0487019"/>
          <table:table-cell office:value-type="float" office:value="0.6967634"/>
          <table:table-cell office:value-type="float" office:value="0.2531643"/>
          <table:table-cell office:value-type="float" office:value="0.0549019"/>
          <table:table-cell office:value-type="float" office:value="0.6951588"/>
          <table:table-cell office:value-type="float" office:value="0.2471755"/>
          <table:table-cell office:value-type="float" office:value="0.0239019"/>
          <table:table-cell office:value-type="float" office:value="0.6951588"/>
          <table:table-cell office:value-type="float" office:value="0.2471755"/>
          <table:table-cell office:value-type="float" office:value="0.0301019"/>
          <table:table-cell office:value-type="float" office:value="0.6951588"/>
          <table:table-cell office:value-type="float" office:value="0.2471755"/>
          <table:table-cell office:value-type="float" office:value="0.0363019"/>
          <table:table-cell office:value-type="float" office:value="0.6951588"/>
          <table:table-cell office:value-type="float" office:value="0.2471755"/>
          <table:table-cell office:value-type="float" office:value="0.0425019"/>
          <table:table-cell office:value-type="float" office:value="0.6951588"/>
          <table:table-cell office:value-type="float" office:value="0.2471755"/>
          <table:table-cell office:value-type="float" office:value="0.0487019"/>
          <table:table-cell office:value-type="float" office:value="0.6951587"/>
          <table:table-cell office:value-type="float" office:value="0.2471755"/>
          <table:table-cell office:value-type="float" office:value="0.0549019"/>
        </table:table-row>
        <table:table-row>
          <table:table-cell>
            <text:p>z_rot_plus_8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.0"/>
          <table:table-cell>
            <text:p>2025-08-21 13:31:55</text:p>
          </table:table-cell>
          <table:table-cell office:value-type="float" office:value="-0.0001142"/>
          <table:table-cell office:value-type="float" office:value="0.6960371"/>
          <table:table-cell office:value-type="float" office:value="0.6959229"/>
          <table:table-cell office:value-type="float" office:value="0.2498613"/>
          <table:table-cell office:value-type="float" office:value="0.0418374"/>
          <table:table-cell office:value-type="float" office:value="10"/>
          <table:table-cell office:value-type="float" office:value="1.859760046005249"/>
          <table:table-cell office:value-type="float" office:value="0.22677919268608093"/>
          <table:table-cell office:value-type="float" office:value="1.632980853319168"/>
          <table:table-cell office:value-type="float" office:value="0.7606221616268158"/>
          <table:table-cell office:value-type="float" office:value="0.6288978416936474"/>
          <table:table-cell office:value-type="float" office:value="0.5993084788322449"/>
          <table:table-cell office:value-type="float" office:value="0.9219358444213868"/>
          <table:table-cell office:value-type="float" office:value="0.32262736558914185"/>
          <table:table-cell office:value-type="float" office:value="0.2267792"/>
          <table:table-cell office:value-type="float" office:value="0.2603008"/>
          <table:table-cell office:value-type="float" office:value="0.2889024"/>
          <table:table-cell office:value-type="float" office:value="0.44649"/>
          <table:table-cell office:value-type="float" office:value="1.77407"/>
          <table:table-cell office:value-type="float" office:value="0.0078392"/>
          <table:table-cell office:value-type="float" office:value="0.47232"/>
          <table:table-cell office:value-type="float" office:value="0.52316"/>
          <table:table-cell office:value-type="float" office:value="0.48913"/>
          <table:table-cell office:value-type="float" office:value="1.2653092"/>
          <table:table-cell office:value-type="float" office:value="1.85976"/>
          <table:table-cell office:value-type="float" office:value="-0.0061008"/>
          <table:table-cell office:value-type="float" office:value="0.6965755"/>
          <table:table-cell office:value-type="float" office:value="0.2535617"/>
          <table:table-cell office:value-type="float" office:value="0.0238964"/>
          <table:table-cell office:value-type="float" office:value="0.6965754"/>
          <table:table-cell office:value-type="float" office:value="0.2535617"/>
          <table:table-cell office:value-type="float" office:value="0.0300964"/>
          <table:table-cell office:value-type="float" office:value="0.6965754"/>
          <table:table-cell office:value-type="float" office:value="0.2535617"/>
          <table:table-cell office:value-type="float" office:value="0.0362964"/>
          <table:table-cell office:value-type="float" office:value="0.6965753"/>
          <table:table-cell office:value-type="float" office:value="0.2535617"/>
          <table:table-cell office:value-type="float" office:value="0.0424964"/>
          <table:table-cell office:value-type="float" office:value="0.6965753"/>
          <table:table-cell office:value-type="float" office:value="0.2535617"/>
          <table:table-cell office:value-type="float" office:value="0.0486964"/>
          <table:table-cell office:value-type="float" office:value="0.6965752"/>
          <table:table-cell office:value-type="float" office:value="0.2535616"/>
          <table:table-cell office:value-type="float" office:value="0.0548964"/>
          <table:table-cell office:value-type="float" office:value="0.6954989"/>
          <table:table-cell office:value-type="float" office:value="0.2474559"/>
          <table:table-cell office:value-type="float" office:value="0.0238964"/>
          <table:table-cell office:value-type="float" office:value="0.6954988"/>
          <table:table-cell office:value-type="float" office:value="0.2474559"/>
          <table:table-cell office:value-type="float" office:value="0.0300964"/>
          <table:table-cell office:value-type="float" office:value="0.6954988"/>
          <table:table-cell office:value-type="float" office:value="0.2474559"/>
          <table:table-cell office:value-type="float" office:value="0.0362964"/>
          <table:table-cell office:value-type="float" office:value="0.6954987"/>
          <table:table-cell office:value-type="float" office:value="0.2474559"/>
          <table:table-cell office:value-type="float" office:value="0.0424964"/>
          <table:table-cell office:value-type="float" office:value="0.6954987"/>
          <table:table-cell office:value-type="float" office:value="0.2474558"/>
          <table:table-cell office:value-type="float" office:value="0.0486964"/>
          <table:table-cell office:value-type="float" office:value="0.6954986"/>
          <table:table-cell office:value-type="float" office:value="0.2474558"/>
          <table:table-cell office:value-type="float" office:value="0.0548964"/>
        </table:table-row>
        <table:table-row>
          <table:table-cell>
            <text:p>z_rot_plus_8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5.0"/>
          <table:table-cell>
            <text:p>2025-08-21 13:32:07</text:p>
          </table:table-cell>
          <table:table-cell office:value-type="float" office:value="-8.59e-05"/>
          <table:table-cell office:value-type="float" office:value="0.696079"/>
          <table:table-cell office:value-type="float" office:value="0.6959931"/>
          <table:table-cell office:value-type="float" office:value="0.2498845"/>
          <table:table-cell office:value-type="float" office:value="0.0438553"/>
          <table:table-cell office:value-type="float" office:value="10"/>
          <table:table-cell office:value-type="float" office:value="4.20290994644165"/>
          <table:table-cell office:value-type="float" office:value="0.23661920428276062"/>
          <table:table-cell office:value-type="float" office:value="3.9662907421588898"/>
          <table:table-cell office:value-type="float" office:value="1.0137561470270158"/>
          <table:table-cell office:value-type="float" office:value="1.2611319764164963"/>
          <table:table-cell office:value-type="float" office:value="0.6914764702320099"/>
          <table:table-cell office:value-type="float" office:value="1.3360358238220216"/>
          <table:table-cell office:value-type="float" office:value="0.6445593535900117"/>
          <table:table-cell office:value-type="float" office:value="0.2366192"/>
          <table:table-cell office:value-type="float" office:value="0.2791608"/>
          <table:table-cell office:value-type="float" office:value="0.3143224"/>
          <table:table-cell office:value-type="float" office:value="0.53095"/>
          <table:table-cell office:value-type="float" office:value="2.0963299"/>
          <table:table-cell office:value-type="float" office:value="0.0066092"/>
          <table:table-cell office:value-type="float" office:value="0.4018"/>
          <table:table-cell office:value-type="float" office:value="0.43132"/>
          <table:table-cell office:value-type="float" office:value="0.42312"/>
          <table:table-cell office:value-type="float" office:value="1.2210292"/>
          <table:table-cell office:value-type="float" office:value="4.2029099"/>
          <table:table-cell office:value-type="float" office:value="-0.0073308"/>
          <table:table-cell office:value-type="float" office:value="0.6963492"/>
          <table:table-cell office:value-type="float" office:value="0.2539544"/>
          <table:table-cell office:value-type="float" office:value="0.0238941"/>
          <table:table-cell office:value-type="float" office:value="0.6963492"/>
          <table:table-cell office:value-type="float" office:value="0.2539544"/>
          <table:table-cell office:value-type="float" office:value="0.0300941"/>
          <table:table-cell office:value-type="float" office:value="0.6963492"/>
          <table:table-cell office:value-type="float" office:value="0.2539544"/>
          <table:table-cell office:value-type="float" office:value="0.0362941"/>
          <table:table-cell office:value-type="float" office:value="0.6963492"/>
          <table:table-cell office:value-type="float" office:value="0.2539544"/>
          <table:table-cell office:value-type="float" office:value="0.0424941"/>
          <table:table-cell office:value-type="float" office:value="0.6963492"/>
          <table:table-cell office:value-type="float" office:value="0.2539544"/>
          <table:table-cell office:value-type="float" office:value="0.0486941"/>
          <table:table-cell office:value-type="float" office:value="0.6963492"/>
          <table:table-cell office:value-type="float" office:value="0.2539544"/>
          <table:table-cell office:value-type="float" office:value="0.0548941"/>
          <table:table-cell office:value-type="float" office:value="0.6958088"/>
          <table:table-cell office:value-type="float" office:value="0.247778"/>
          <table:table-cell office:value-type="float" office:value="0.0238942"/>
          <table:table-cell office:value-type="float" office:value="0.6958088"/>
          <table:table-cell office:value-type="float" office:value="0.247778"/>
          <table:table-cell office:value-type="float" office:value="0.0300942"/>
          <table:table-cell office:value-type="float" office:value="0.6958088"/>
          <table:table-cell office:value-type="float" office:value="0.247778"/>
          <table:table-cell office:value-type="float" office:value="0.0362942"/>
          <table:table-cell office:value-type="float" office:value="0.6958088"/>
          <table:table-cell office:value-type="float" office:value="0.247778"/>
          <table:table-cell office:value-type="float" office:value="0.0424942"/>
          <table:table-cell office:value-type="float" office:value="0.6958088"/>
          <table:table-cell office:value-type="float" office:value="0.247778"/>
          <table:table-cell office:value-type="float" office:value="0.0486942"/>
          <table:table-cell office:value-type="float" office:value="0.6958088"/>
          <table:table-cell office:value-type="float" office:value="0.247778"/>
          <table:table-cell office:value-type="float" office:value="0.0548942"/>
        </table:table-row>
        <table:table-row>
          <table:table-cell>
            <text:p>z_rot_plus_9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0.0"/>
          <table:table-cell>
            <text:p>2025-08-21 13:32:20</text:p>
          </table:table-cell>
          <table:table-cell office:value-type="float" office:value="1e-07"/>
          <table:table-cell office:value-type="float" office:value="0.6960973"/>
          <table:table-cell office:value-type="float" office:value="0.6960974"/>
          <table:table-cell office:value-type="float" office:value="0.2506078"/>
          <table:table-cell office:value-type="float" office:value="0.0441565"/>
          <table:table-cell office:value-type="float" office:value="10"/>
          <table:table-cell office:value-type="float" office:value="4.110249996185303"/>
          <table:table-cell office:value-type="float" office:value="0.2681891918182373"/>
          <table:table-cell office:value-type="float" office:value="3.8420608043670654"/>
          <table:table-cell office:value-type="float" office:value="1.036593145132065"/>
          <table:table-cell office:value-type="float" office:value="1.283166944135778"/>
          <table:table-cell office:value-type="float" office:value="0.836534458398819"/>
          <table:table-cell office:value-type="float" office:value="1.2366518318653106"/>
          <table:table-cell office:value-type="float" office:value="0.40011737346649157"/>
          <table:table-cell office:value-type="float" office:value="0.2681892"/>
          <table:table-cell office:value-type="float" office:value="0.3234408"/>
          <table:table-cell office:value-type="float" office:value="0.3733624"/>
          <table:table-cell office:value-type="float" office:value="0.67404"/>
          <table:table-cell office:value-type="float" office:value="2.5436399"/>
          <table:table-cell office:value-type="float" office:value="0.0070192"/>
          <table:table-cell office:value-type="float" office:value="0.33497"/>
          <table:table-cell office:value-type="float" office:value="0.35875"/>
          <table:table-cell office:value-type="float" office:value="0.34522"/>
          <table:table-cell office:value-type="float" office:value="1.0340692"/>
          <table:table-cell office:value-type="float" office:value="4.11025"/>
          <table:table-cell office:value-type="float" office:value="-0.0073308"/>
          <table:table-cell office:value-type="float" office:value="0.6960972"/>
          <table:table-cell office:value-type="float" office:value="0.254306"/>
          <table:table-cell office:value-type="float" office:value="0.0239048"/>
          <table:table-cell office:value-type="float" office:value="0.6960972"/>
          <table:table-cell office:value-type="float" office:value="0.254306"/>
          <table:table-cell office:value-type="float" office:value="0.0301048"/>
          <table:table-cell office:value-type="float" office:value="0.6960973"/>
          <table:table-cell office:value-type="float" office:value="0.254306"/>
          <table:table-cell office:value-type="float" office:value="0.0363048"/>
          <table:table-cell office:value-type="float" office:value="0.6960973"/>
          <table:table-cell office:value-type="float" office:value="0.2543061"/>
          <table:table-cell office:value-type="float" office:value="0.0425048"/>
          <table:table-cell office:value-type="float" office:value="0.6960974"/>
          <table:table-cell office:value-type="float" office:value="0.2543061"/>
          <table:table-cell office:value-type="float" office:value="0.0487048"/>
          <table:table-cell office:value-type="float" office:value="0.6960974"/>
          <table:table-cell office:value-type="float" office:value="0.2543061"/>
          <table:table-cell office:value-type="float" office:value="0.0549048"/>
          <table:table-cell office:value-type="float" office:value="0.6960972"/>
          <table:table-cell office:value-type="float" office:value="0.248106"/>
          <table:table-cell office:value-type="float" office:value="0.0239048"/>
          <table:table-cell office:value-type="float" office:value="0.6960973"/>
          <table:table-cell office:value-type="float" office:value="0.248106"/>
          <table:table-cell office:value-type="float" office:value="0.0301048"/>
          <table:table-cell office:value-type="float" office:value="0.6960973"/>
          <table:table-cell office:value-type="float" office:value="0.248106"/>
          <table:table-cell office:value-type="float" office:value="0.0363048"/>
          <table:table-cell office:value-type="float" office:value="0.6960974"/>
          <table:table-cell office:value-type="float" office:value="0.2481061"/>
          <table:table-cell office:value-type="float" office:value="0.0425048"/>
          <table:table-cell office:value-type="float" office:value="0.6960974"/>
          <table:table-cell office:value-type="float" office:value="0.2481061"/>
          <table:table-cell office:value-type="float" office:value="0.0487048"/>
          <table:table-cell office:value-type="float" office:value="0.6960974"/>
          <table:table-cell office:value-type="float" office:value="0.2481061"/>
          <table:table-cell office:value-type="float" office:value="0.0549048"/>
        </table:table-row>
        <table:table-row>
          <table:table-cell>
            <text:p>z_rot_minus_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5.0"/>
          <table:table-cell>
            <text:p>2025-08-21 13:32:48</text:p>
          </table:table-cell>
          <table:table-cell office:value-type="float" office:value="-0.0007584"/>
          <table:table-cell office:value-type="float" office:value="0.691747"/>
          <table:table-cell office:value-type="float" office:value="0.6909887"/>
          <table:table-cell office:value-type="float" office:value="0.2472875"/>
          <table:table-cell office:value-type="float" office:value="0.0390717"/>
          <table:table-cell office:value-type="float" office:value="10"/>
          <table:table-cell office:value-type="float" office:value="0.9663699865341187"/>
          <table:table-cell office:value-type="float" office:value="0.19639000296592712"/>
          <table:table-cell office:value-type="float" office:value="0.7699799835681915"/>
          <table:table-cell office:value-type="float" office:value="0.3672271594405174"/>
          <table:table-cell office:value-type="float" office:value="0.22503835713533638"/>
          <table:table-cell office:value-type="float" office:value="0.27704847753047945"/>
          <table:table-cell office:value-type="float" office:value="0.4574058413505554"/>
          <table:table-cell office:value-type="float" office:value="0.18035736382007594"/>
          <table:table-cell office:value-type="float" office:value="0.2468692"/>
          <table:table-cell office:value-type="float" office:value="0.2562008"/>
          <table:table-cell office:value-type="float" office:value="0.2327324"/>
          <table:table-cell office:value-type="float" office:value="0.19639"/>
          <table:table-cell office:value-type="float" office:value="0.45305"/>
          <table:table-cell office:value-type="float" office:value="0.0012792"/>
          <table:table-cell office:value-type="float" office:value="0.34891"/>
          <table:table-cell office:value-type="float" office:value="0.33292"/>
          <table:table-cell office:value-type="float" office:value="0.25133"/>
          <table:table-cell office:value-type="float" office:value="0.3874992"/>
          <table:table-cell office:value-type="float" office:value="0.96637"/>
          <table:table-cell office:value-type="float" office:value="-0.0069208"/>
          <table:table-cell office:value-type="float" office:value="0.6948352"/>
          <table:table-cell office:value-type="float" office:value="0.246951"/>
          <table:table-cell office:value-type="float" office:value="0.0238994"/>
          <table:table-cell office:value-type="float" office:value="0.6948352"/>
          <table:table-cell office:value-type="float" office:value="0.2469509"/>
          <table:table-cell office:value-type="float" office:value="0.0300994"/>
          <table:table-cell office:value-type="float" office:value="0.6948352"/>
          <table:table-cell office:value-type="float" office:value="0.2469509"/>
          <table:table-cell office:value-type="float" office:value="0.0362994"/>
          <table:table-cell office:value-type="float" office:value="0.6948352"/>
          <table:table-cell office:value-type="float" office:value="0.2469509"/>
          <table:table-cell office:value-type="float" office:value="0.0424994"/>
          <table:table-cell office:value-type="float" office:value="0.6948352"/>
          <table:table-cell office:value-type="float" office:value="0.2469509"/>
          <table:table-cell office:value-type="float" office:value="0.0486994"/>
          <table:table-cell office:value-type="float" office:value="0.6948353"/>
          <table:table-cell office:value-type="float" office:value="0.2469509"/>
          <table:table-cell office:value-type="float" office:value="0.0548994"/>
          <table:table-cell office:value-type="float" office:value="0.6886588"/>
          <table:table-cell office:value-type="float" office:value="0.2474913"/>
          <table:table-cell office:value-type="float" office:value="0.0238994"/>
          <table:table-cell office:value-type="float" office:value="0.6886588"/>
          <table:table-cell office:value-type="float" office:value="0.2474913"/>
          <table:table-cell office:value-type="float" office:value="0.0300994"/>
          <table:table-cell office:value-type="float" office:value="0.6886588"/>
          <table:table-cell office:value-type="float" office:value="0.2474913"/>
          <table:table-cell office:value-type="float" office:value="0.0362994"/>
          <table:table-cell office:value-type="float" office:value="0.6886588"/>
          <table:table-cell office:value-type="float" office:value="0.2474913"/>
          <table:table-cell office:value-type="float" office:value="0.0424994"/>
          <table:table-cell office:value-type="float" office:value="0.6886588"/>
          <table:table-cell office:value-type="float" office:value="0.2474913"/>
          <table:table-cell office:value-type="float" office:value="0.0486994"/>
          <table:table-cell office:value-type="float" office:value="0.6886588"/>
          <table:table-cell office:value-type="float" office:value="0.2474913"/>
          <table:table-cell office:value-type="float" office:value="0.0548994"/>
        </table:table-row>
        <table:table-row>
          <table:table-cell>
            <text:p>z_rot_minus_1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10.0"/>
          <table:table-cell>
            <text:p>2025-08-21 13:33:00</text:p>
          </table:table-cell>
          <table:table-cell office:value-type="float" office:value="-0.0009266"/>
          <table:table-cell office:value-type="float" office:value="0.6914006"/>
          <table:table-cell office:value-type="float" office:value="0.690474"/>
          <table:table-cell office:value-type="float" office:value="0.2474283"/>
          <table:table-cell office:value-type="float" office:value="0.0389454"/>
          <table:table-cell office:value-type="float" office:value="10"/>
          <table:table-cell office:value-type="float" office:value="1.0061399936676025"/>
          <table:table-cell office:value-type="float" office:value="0.18286000192165375"/>
          <table:table-cell office:value-type="float" office:value="0.8232799917459488"/>
          <table:table-cell office:value-type="float" office:value="0.3722291588783264"/>
          <table:table-cell office:value-type="float" office:value="0.2383862751496553"/>
          <table:table-cell office:value-type="float" office:value="0.2592544794082642"/>
          <table:table-cell office:value-type="float" office:value="0.48520383834838865"/>
          <table:table-cell office:value-type="float" office:value="0.22594935894012447"/>
          <table:table-cell office:value-type="float" office:value="0.2362092"/>
          <table:table-cell office:value-type="float" office:value="0.2574308"/>
          <table:table-cell office:value-type="float" office:value="0.2167424"/>
          <table:table-cell office:value-type="float" office:value="0.18286"/>
          <table:table-cell office:value-type="float" office:value="0.40303"/>
          <table:table-cell office:value-type="float" office:value="0.0008692"/>
          <table:table-cell office:value-type="float" office:value="0.38581"/>
          <table:table-cell office:value-type="float" office:value="0.34481"/>
          <table:table-cell office:value-type="float" office:value="0.25953"/>
          <table:table-cell office:value-type="float" office:value="0.4297292"/>
          <table:table-cell office:value-type="float" office:value="1.00614"/>
          <table:table-cell office:value-type="float" office:value="-0.0073308"/>
          <table:table-cell office:value-type="float" office:value="0.6944535"/>
          <table:table-cell office:value-type="float" office:value="0.2467266"/>
          <table:table-cell office:value-type="float" office:value="0.0239059"/>
          <table:table-cell office:value-type="float" office:value="0.6944535"/>
          <table:table-cell office:value-type="float" office:value="0.2467266"/>
          <table:table-cell office:value-type="float" office:value="0.0301059"/>
          <table:table-cell office:value-type="float" office:value="0.6944535"/>
          <table:table-cell office:value-type="float" office:value="0.2467266"/>
          <table:table-cell office:value-type="float" office:value="0.0363059"/>
          <table:table-cell office:value-type="float" office:value="0.6944535"/>
          <table:table-cell office:value-type="float" office:value="0.2467266"/>
          <table:table-cell office:value-type="float" office:value="0.0425059"/>
          <table:table-cell office:value-type="float" office:value="0.6944536"/>
          <table:table-cell office:value-type="float" office:value="0.2467266"/>
          <table:table-cell office:value-type="float" office:value="0.0487059"/>
          <table:table-cell office:value-type="float" office:value="0.6944536"/>
          <table:table-cell office:value-type="float" office:value="0.2467266"/>
          <table:table-cell office:value-type="float" office:value="0.0549059"/>
          <table:table-cell office:value-type="float" office:value="0.6883476"/>
          <table:table-cell office:value-type="float" office:value="0.2478032"/>
          <table:table-cell office:value-type="float" office:value="0.0239059"/>
          <table:table-cell office:value-type="float" office:value="0.6883477"/>
          <table:table-cell office:value-type="float" office:value="0.2478032"/>
          <table:table-cell office:value-type="float" office:value="0.0301059"/>
          <table:table-cell office:value-type="float" office:value="0.6883477"/>
          <table:table-cell office:value-type="float" office:value="0.2478032"/>
          <table:table-cell office:value-type="float" office:value="0.0363059"/>
          <table:table-cell office:value-type="float" office:value="0.6883477"/>
          <table:table-cell office:value-type="float" office:value="0.2478032"/>
          <table:table-cell office:value-type="float" office:value="0.0425059"/>
          <table:table-cell office:value-type="float" office:value="0.6883477"/>
          <table:table-cell office:value-type="float" office:value="0.2478032"/>
          <table:table-cell office:value-type="float" office:value="0.0487059"/>
          <table:table-cell office:value-type="float" office:value="0.6883478"/>
          <table:table-cell office:value-type="float" office:value="0.2478032"/>
          <table:table-cell office:value-type="float" office:value="0.0549059"/>
        </table:table-row>
        <table:table-row>
          <table:table-cell>
            <text:p>z_rot_minus_1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15.0"/>
          <table:table-cell>
            <text:p>2025-08-21 13:33:13</text:p>
          </table:table-cell>
          <table:table-cell office:value-type="float" office:value="-0.0010331"/>
          <table:table-cell office:value-type="float" office:value="0.6910581"/>
          <table:table-cell office:value-type="float" office:value="0.690025"/>
          <table:table-cell office:value-type="float" office:value="0.247618"/>
          <table:table-cell office:value-type="float" office:value="0.0387821"/>
          <table:table-cell office:value-type="float" office:value="10"/>
          <table:table-cell office:value-type="float" office:value="1.0401699542999268"/>
          <table:table-cell office:value-type="float" office:value="0.16686999797821045"/>
          <table:table-cell office:value-type="float" office:value="0.8732999563217163"/>
          <table:table-cell office:value-type="float" office:value="0.37354115694761275"/>
          <table:table-cell office:value-type="float" office:value="0.2509991628099665"/>
          <table:table-cell office:value-type="float" office:value="0.2446584790945053"/>
          <table:table-cell office:value-type="float" office:value="0.5024238348007202"/>
          <table:table-cell office:value-type="float" office:value="0.25776535570621484"/>
          <table:table-cell office:value-type="float" office:value="0.2370292"/>
          <table:table-cell office:value-type="float" office:value="0.2578408"/>
          <table:table-cell office:value-type="float" office:value="0.2069024"/>
          <table:table-cell office:value-type="float" office:value="0.16687"/>
          <table:table-cell office:value-type="float" office:value="0.35465"/>
          <table:table-cell office:value-type="float" office:value="0.0004592"/>
          <table:table-cell office:value-type="float" office:value="0.41082"/>
          <table:table-cell office:value-type="float" office:value="0.35424"/>
          <table:table-cell office:value-type="float" office:value="0.26076"/>
          <table:table-cell office:value-type="float" office:value="0.4461292"/>
          <table:table-cell office:value-type="float" office:value="1.04017"/>
          <table:table-cell office:value-type="float" office:value="-0.0069208"/>
          <table:table-cell office:value-type="float" office:value="0.6940525"/>
          <table:table-cell office:value-type="float" office:value="0.2465389"/>
          <table:table-cell office:value-type="float" office:value="0.0239009"/>
          <table:table-cell office:value-type="float" office:value="0.6940525"/>
          <table:table-cell office:value-type="float" office:value="0.2465389"/>
          <table:table-cell office:value-type="float" office:value="0.0301009"/>
          <table:table-cell office:value-type="float" office:value="0.6940525"/>
          <table:table-cell office:value-type="float" office:value="0.2465388"/>
          <table:table-cell office:value-type="float" office:value="0.0363009"/>
          <table:table-cell office:value-type="float" office:value="0.6940525"/>
          <table:table-cell office:value-type="float" office:value="0.2465388"/>
          <table:table-cell office:value-type="float" office:value="0.0425009"/>
          <table:table-cell office:value-type="float" office:value="0.6940525"/>
          <table:table-cell office:value-type="float" office:value="0.2465388"/>
          <table:table-cell office:value-type="float" office:value="0.0487009"/>
          <table:table-cell office:value-type="float" office:value="0.6940525"/>
          <table:table-cell office:value-type="float" office:value="0.2465388"/>
          <table:table-cell office:value-type="float" office:value="0.0549009"/>
          <table:table-cell office:value-type="float" office:value="0.6880637"/>
          <table:table-cell office:value-type="float" office:value="0.2481435"/>
          <table:table-cell office:value-type="float" office:value="0.0239009"/>
          <table:table-cell office:value-type="float" office:value="0.6880637"/>
          <table:table-cell office:value-type="float" office:value="0.2481435"/>
          <table:table-cell office:value-type="float" office:value="0.0301009"/>
          <table:table-cell office:value-type="float" office:value="0.6880637"/>
          <table:table-cell office:value-type="float" office:value="0.2481435"/>
          <table:table-cell office:value-type="float" office:value="0.0363009"/>
          <table:table-cell office:value-type="float" office:value="0.6880638"/>
          <table:table-cell office:value-type="float" office:value="0.2481435"/>
          <table:table-cell office:value-type="float" office:value="0.0425009"/>
          <table:table-cell office:value-type="float" office:value="0.6880638"/>
          <table:table-cell office:value-type="float" office:value="0.2481435"/>
          <table:table-cell office:value-type="float" office:value="0.0487009"/>
          <table:table-cell office:value-type="float" office:value="0.6880638"/>
          <table:table-cell office:value-type="float" office:value="0.2481435"/>
          <table:table-cell office:value-type="float" office:value="0.0549009"/>
        </table:table-row>
        <table:table-row>
          <table:table-cell>
            <text:p>z_rot_minus_2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20.0"/>
          <table:table-cell>
            <text:p>2025-08-21 13:33:26</text:p>
          </table:table-cell>
          <table:table-cell office:value-type="float" office:value="-0.0010487"/>
          <table:table-cell office:value-type="float" office:value="0.6907226"/>
          <table:table-cell office:value-type="float" office:value="0.689674"/>
          <table:table-cell office:value-type="float" office:value="0.2478258"/>
          <table:table-cell office:value-type="float" office:value="0.038567"/>
          <table:table-cell office:value-type="float" office:value="10"/>
          <table:table-cell office:value-type="float" office:value="1.058210015296936"/>
          <table:table-cell office:value-type="float" office:value="0.15907999873161316"/>
          <table:table-cell office:value-type="float" office:value="0.8991300165653229"/>
          <table:table-cell office:value-type="float" office:value="0.3730491653084755"/>
          <table:table-cell office:value-type="float" office:value="0.2573259727070219"/>
          <table:table-cell office:value-type="float" office:value="0.23875448405742644"/>
          <table:table-cell office:value-type="float" office:value="0.5073438465595246"/>
          <table:table-cell office:value-type="float" office:value="0.26858936250209814"/>
          <table:table-cell office:value-type="float" office:value="0.2620392"/>
          <table:table-cell office:value-type="float" office:value="0.2504608"/>
          <table:table-cell office:value-type="float" office:value="0.2040324"/>
          <table:table-cell office:value-type="float" office:value="0.15908"/>
          <table:table-cell office:value-type="float" office:value="0.31816"/>
          <table:table-cell office:value-type="float" office:value="4.92e-05"/>
          <table:table-cell office:value-type="float" office:value="0.42517"/>
          <table:table-cell office:value-type="float" office:value="0.36326"/>
          <table:table-cell office:value-type="float" office:value="0.25174"/>
          <table:table-cell office:value-type="float" office:value="0.4383392"/>
          <table:table-cell office:value-type="float" office:value="1.05821"/>
          <table:table-cell office:value-type="float" office:value="-0.0069208"/>
          <table:table-cell office:value-type="float" office:value="0.6936357"/>
          <table:table-cell office:value-type="float" office:value="0.2463838"/>
          <table:table-cell office:value-type="float" office:value="0.0239033"/>
          <table:table-cell office:value-type="float" office:value="0.6936357"/>
          <table:table-cell office:value-type="float" office:value="0.2463838"/>
          <table:table-cell office:value-type="float" office:value="0.0301033"/>
          <table:table-cell office:value-type="float" office:value="0.6936357"/>
          <table:table-cell office:value-type="float" office:value="0.2463838"/>
          <table:table-cell office:value-type="float" office:value="0.0363033"/>
          <table:table-cell office:value-type="float" office:value="0.6936357"/>
          <table:table-cell office:value-type="float" office:value="0.2463838"/>
          <table:table-cell office:value-type="float" office:value="0.0425033"/>
          <table:table-cell office:value-type="float" office:value="0.6936357"/>
          <table:table-cell office:value-type="float" office:value="0.2463839"/>
          <table:table-cell office:value-type="float" office:value="0.0487033"/>
          <table:table-cell office:value-type="float" office:value="0.6936357"/>
          <table:table-cell office:value-type="float" office:value="0.2463839"/>
          <table:table-cell office:value-type="float" office:value="0.0549033"/>
          <table:table-cell office:value-type="float" office:value="0.6878096"/>
          <table:table-cell office:value-type="float" office:value="0.2485043"/>
          <table:table-cell office:value-type="float" office:value="0.0239033"/>
          <table:table-cell office:value-type="float" office:value="0.6878096"/>
          <table:table-cell office:value-type="float" office:value="0.2485043"/>
          <table:table-cell office:value-type="float" office:value="0.0301033"/>
          <table:table-cell office:value-type="float" office:value="0.6878096"/>
          <table:table-cell office:value-type="float" office:value="0.2485044"/>
          <table:table-cell office:value-type="float" office:value="0.0363033"/>
          <table:table-cell office:value-type="float" office:value="0.6878096"/>
          <table:table-cell office:value-type="float" office:value="0.2485044"/>
          <table:table-cell office:value-type="float" office:value="0.0425033"/>
          <table:table-cell office:value-type="float" office:value="0.6878096"/>
          <table:table-cell office:value-type="float" office:value="0.2485044"/>
          <table:table-cell office:value-type="float" office:value="0.0487033"/>
          <table:table-cell office:value-type="float" office:value="0.6878096"/>
          <table:table-cell office:value-type="float" office:value="0.2485044"/>
          <table:table-cell office:value-type="float" office:value="0.0549033"/>
        </table:table-row>
        <table:table-row>
          <table:table-cell>
            <text:p>z_rot_minus_2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25.0"/>
          <table:table-cell>
            <text:p>2025-08-21 13:33:39</text:p>
          </table:table-cell>
          <table:table-cell office:value-type="float" office:value="-0.001162"/>
          <table:table-cell office:value-type="float" office:value="0.6904095"/>
          <table:table-cell office:value-type="float" office:value="0.6892475"/>
          <table:table-cell office:value-type="float" office:value="0.2481223"/>
          <table:table-cell office:value-type="float" office:value="0.0384241"/>
          <table:table-cell office:value-type="float" office:value="10"/>
          <table:table-cell office:value-type="float" office:value="1.0873199701309204"/>
          <table:table-cell office:value-type="float" office:value="0.14268000423908234"/>
          <table:table-cell office:value-type="float" office:value="0.9446399658918381"/>
          <table:table-cell office:value-type="float" office:value="0.37190115749835967"/>
          <table:table-cell office:value-type="float" office:value="0.27238780580204813"/>
          <table:table-cell office:value-type="float" office:value="0.21809048056602479"/>
          <table:table-cell office:value-type="float" office:value="0.5257118344306946"/>
          <table:table-cell office:value-type="float" office:value="0.3076213538646698"/>
          <table:table-cell office:value-type="float" office:value="0.2542492"/>
          <table:table-cell office:value-type="float" office:value="0.2455408"/>
          <table:table-cell office:value-type="float" office:value="0.1950124"/>
          <table:table-cell office:value-type="float" office:value="0.14268"/>
          <table:table-cell office:value-type="float" office:value="0.25297"/>
          <table:table-cell office:value-type="float" office:value="-0.0003608"/>
          <table:table-cell office:value-type="float" office:value="0.4469"/>
          <table:table-cell office:value-type="float" office:value="0.37146"/>
          <table:table-cell office:value-type="float" office:value="0.25584"/>
          <table:table-cell office:value-type="float" office:value="0.4670392"/>
          <table:table-cell office:value-type="float" office:value="1.08732"/>
          <table:table-cell office:value-type="float" office:value="-0.0065108"/>
          <table:table-cell office:value-type="float" office:value="0.6932191"/>
          <table:table-cell office:value-type="float" office:value="0.2462703"/>
          <table:table-cell office:value-type="float" office:value="0.0239053"/>
          <table:table-cell office:value-type="float" office:value="0.6932191"/>
          <table:table-cell office:value-type="float" office:value="0.2462703"/>
          <table:table-cell office:value-type="float" office:value="0.0301053"/>
          <table:table-cell office:value-type="float" office:value="0.693219"/>
          <table:table-cell office:value-type="float" office:value="0.2462704"/>
          <table:table-cell office:value-type="float" office:value="0.0363053"/>
          <table:table-cell office:value-type="float" office:value="0.693219"/>
          <table:table-cell office:value-type="float" office:value="0.2462704"/>
          <table:table-cell office:value-type="float" office:value="0.0425053"/>
          <table:table-cell office:value-type="float" office:value="0.6932189"/>
          <table:table-cell office:value-type="float" office:value="0.2462705"/>
          <table:table-cell office:value-type="float" office:value="0.0487053"/>
          <table:table-cell office:value-type="float" office:value="0.6932189"/>
          <table:table-cell office:value-type="float" office:value="0.2462705"/>
          <table:table-cell office:value-type="float" office:value="0.0549053"/>
          <table:table-cell office:value-type="float" office:value="0.6876001"/>
          <table:table-cell office:value-type="float" office:value="0.2488905"/>
          <table:table-cell office:value-type="float" office:value="0.0239052"/>
          <table:table-cell office:value-type="float" office:value="0.6876"/>
          <table:table-cell office:value-type="float" office:value="0.2488906"/>
          <table:table-cell office:value-type="float" office:value="0.0301052"/>
          <table:table-cell office:value-type="float" office:value="0.6875999"/>
          <table:table-cell office:value-type="float" office:value="0.2488906"/>
          <table:table-cell office:value-type="float" office:value="0.0363052"/>
          <table:table-cell office:value-type="float" office:value="0.6875999"/>
          <table:table-cell office:value-type="float" office:value="0.2488907"/>
          <table:table-cell office:value-type="float" office:value="0.0425052"/>
          <table:table-cell office:value-type="float" office:value="0.6875998"/>
          <table:table-cell office:value-type="float" office:value="0.2488907"/>
          <table:table-cell office:value-type="float" office:value="0.0487052"/>
          <table:table-cell office:value-type="float" office:value="0.6875998"/>
          <table:table-cell office:value-type="float" office:value="0.2488908"/>
          <table:table-cell office:value-type="float" office:value="0.0549052"/>
        </table:table-row>
        <table:table-row>
          <table:table-cell>
            <text:p>z_rot_minus_3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30.0"/>
          <table:table-cell>
            <text:p>2025-08-21 13:33:51</text:p>
          </table:table-cell>
          <table:table-cell office:value-type="float" office:value="-0.0013547"/>
          <table:table-cell office:value-type="float" office:value="0.6901002"/>
          <table:table-cell office:value-type="float" office:value="0.6887454"/>
          <table:table-cell office:value-type="float" office:value="0.2485218"/>
          <table:table-cell office:value-type="float" office:value="0.0385398"/>
          <table:table-cell office:value-type="float" office:value="10"/>
          <table:table-cell office:value-type="float" office:value="1.1508699655532837"/>
          <table:table-cell office:value-type="float" office:value="0.11890000104904175"/>
          <table:table-cell office:value-type="float" office:value="1.031969964504242"/>
          <table:table-cell office:value-type="float" office:value="0.3655871585011482"/>
          <table:table-cell office:value-type="float" office:value="0.3044427347097805"/>
          <table:table-cell office:value-type="float" office:value="0.18110848367214202"/>
          <table:table-cell office:value-type="float" office:value="0.5500658333301545"/>
          <table:table-cell office:value-type="float" office:value="0.3689573496580124"/>
          <table:table-cell office:value-type="float" office:value="0.2263692"/>
          <table:table-cell office:value-type="float" office:value="0.2193008"/>
          <table:table-cell office:value-type="float" office:value="0.1712324"/>
          <table:table-cell office:value-type="float" office:value="0.1189"/>
          <table:table-cell office:value-type="float" office:value="0.16974"/>
          <table:table-cell office:value-type="float" office:value="-0.0011808"/>
          <table:table-cell office:value-type="float" office:value="0.451"/>
          <table:table-cell office:value-type="float" office:value="0.37679"/>
          <table:table-cell office:value-type="float" office:value="0.26035"/>
          <table:table-cell office:value-type="float" office:value="0.5113192"/>
          <table:table-cell office:value-type="float" office:value="1.15087"/>
          <table:table-cell office:value-type="float" office:value="-0.0069208"/>
          <table:table-cell office:value-type="float" office:value="0.6927849"/>
          <table:table-cell office:value-type="float" office:value="0.2461898"/>
          <table:table-cell office:value-type="float" office:value="0.0239002"/>
          <table:table-cell office:value-type="float" office:value="0.6927848"/>
          <table:table-cell office:value-type="float" office:value="0.2461897"/>
          <table:table-cell office:value-type="float" office:value="0.0301002"/>
          <table:table-cell office:value-type="float" office:value="0.6927848"/>
          <table:table-cell office:value-type="float" office:value="0.2461897"/>
          <table:table-cell office:value-type="float" office:value="0.0363002"/>
          <table:table-cell office:value-type="float" office:value="0.6927848"/>
          <table:table-cell office:value-type="float" office:value="0.2461896"/>
          <table:table-cell office:value-type="float" office:value="0.0425002"/>
          <table:table-cell office:value-type="float" office:value="0.6927847"/>
          <table:table-cell office:value-type="float" office:value="0.2461896"/>
          <table:table-cell office:value-type="float" office:value="0.0487002"/>
          <table:table-cell office:value-type="float" office:value="0.6927847"/>
          <table:table-cell office:value-type="float" office:value="0.2461895"/>
          <table:table-cell office:value-type="float" office:value="0.0549002"/>
          <table:table-cell office:value-type="float" office:value="0.6874156"/>
          <table:table-cell office:value-type="float" office:value="0.2492898"/>
          <table:table-cell office:value-type="float" office:value="0.0239002"/>
          <table:table-cell office:value-type="float" office:value="0.6874155"/>
          <table:table-cell office:value-type="float" office:value="0.2492898"/>
          <table:table-cell office:value-type="float" office:value="0.0301002"/>
          <table:table-cell office:value-type="float" office:value="0.6874155"/>
          <table:table-cell office:value-type="float" office:value="0.2492897"/>
          <table:table-cell office:value-type="float" office:value="0.0363002"/>
          <table:table-cell office:value-type="float" office:value="0.6874155"/>
          <table:table-cell office:value-type="float" office:value="0.2492897"/>
          <table:table-cell office:value-type="float" office:value="0.0425002"/>
          <table:table-cell office:value-type="float" office:value="0.6874154"/>
          <table:table-cell office:value-type="float" office:value="0.2492896"/>
          <table:table-cell office:value-type="float" office:value="0.0487002"/>
          <table:table-cell office:value-type="float" office:value="0.6874154"/>
          <table:table-cell office:value-type="float" office:value="0.2492896"/>
          <table:table-cell office:value-type="float" office:value="0.0549002"/>
        </table:table-row>
        <table:table-row>
          <table:table-cell>
            <text:p>z_rot_minus_3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35.0"/>
          <table:table-cell>
            <text:p>2025-08-21 13:34:04</text:p>
          </table:table-cell>
          <table:table-cell office:value-type="float" office:value="-0.0014365"/>
          <table:table-cell office:value-type="float" office:value="0.6898074"/>
          <table:table-cell office:value-type="float" office:value="0.6883709"/>
          <table:table-cell office:value-type="float" office:value="0.248934"/>
          <table:table-cell office:value-type="float" office:value="0.038682"/>
          <table:table-cell office:value-type="float" office:value="10"/>
          <table:table-cell office:value-type="float" office:value="1.1697299480438232"/>
          <table:table-cell office:value-type="float" office:value="0.100040003657341"/>
          <table:table-cell office:value-type="float" office:value="1.0696899443864822"/>
          <table:table-cell office:value-type="float" office:value="0.3527951531112194"/>
          <table:table-cell office:value-type="float" office:value="0.3198338416941112"/>
          <table:table-cell office:value-type="float" office:value="0.15322847813367843"/>
          <table:table-cell office:value-type="float" office:value="0.5523618280887603"/>
          <table:table-cell office:value-type="float" office:value="0.3991333499550819"/>
          <table:table-cell office:value-type="float" office:value="0.2013592"/>
          <table:table-cell office:value-type="float" office:value="0.1959308"/>
          <table:table-cell office:value-type="float" office:value="0.1515524"/>
          <table:table-cell office:value-type="float" office:value="0.10004"/>
          <table:table-cell office:value-type="float" office:value="0.11726"/>
          <table:table-cell office:value-type="float" office:value="-0.0011808"/>
          <table:table-cell office:value-type="float" office:value="0.43624"/>
          <table:table-cell office:value-type="float" office:value="0.37351"/>
          <table:table-cell office:value-type="float" office:value="0.25789"/>
          <table:table-cell office:value-type="float" office:value="0.5244392"/>
          <table:table-cell office:value-type="float" office:value="1.1697299"/>
          <table:table-cell office:value-type="float" office:value="-0.0048708"/>
          <table:table-cell office:value-type="float" office:value="0.6923468"/>
          <table:table-cell office:value-type="float" office:value="0.2461501"/>
          <table:table-cell office:value-type="float" office:value="0.0239028"/>
          <table:table-cell office:value-type="float" office:value="0.6923468"/>
          <table:table-cell office:value-type="float" office:value="0.2461501"/>
          <table:table-cell office:value-type="float" office:value="0.0301028"/>
          <table:table-cell office:value-type="float" office:value="0.6923468"/>
          <table:table-cell office:value-type="float" office:value="0.2461501"/>
          <table:table-cell office:value-type="float" office:value="0.0363028"/>
          <table:table-cell office:value-type="float" office:value="0.6923468"/>
          <table:table-cell office:value-type="float" office:value="0.2461501"/>
          <table:table-cell office:value-type="float" office:value="0.0425028"/>
          <table:table-cell office:value-type="float" office:value="0.6923468"/>
          <table:table-cell office:value-type="float" office:value="0.2461501"/>
          <table:table-cell office:value-type="float" office:value="0.0487028"/>
          <table:table-cell office:value-type="float" office:value="0.6923468"/>
          <table:table-cell office:value-type="float" office:value="0.2461502"/>
          <table:table-cell office:value-type="float" office:value="0.0549028"/>
          <table:table-cell office:value-type="float" office:value="0.687268"/>
          <table:table-cell office:value-type="float" office:value="0.2497062"/>
          <table:table-cell office:value-type="float" office:value="0.0239028"/>
          <table:table-cell office:value-type="float" office:value="0.687268"/>
          <table:table-cell office:value-type="float" office:value="0.2497063"/>
          <table:table-cell office:value-type="float" office:value="0.0301028"/>
          <table:table-cell office:value-type="float" office:value="0.687268"/>
          <table:table-cell office:value-type="float" office:value="0.2497063"/>
          <table:table-cell office:value-type="float" office:value="0.0363028"/>
          <table:table-cell office:value-type="float" office:value="0.687268"/>
          <table:table-cell office:value-type="float" office:value="0.2497063"/>
          <table:table-cell office:value-type="float" office:value="0.0425028"/>
          <table:table-cell office:value-type="float" office:value="0.687268"/>
          <table:table-cell office:value-type="float" office:value="0.2497063"/>
          <table:table-cell office:value-type="float" office:value="0.0487028"/>
          <table:table-cell office:value-type="float" office:value="0.687268"/>
          <table:table-cell office:value-type="float" office:value="0.2497064"/>
          <table:table-cell office:value-type="float" office:value="0.0549028"/>
        </table:table-row>
        <table:table-row>
          <table:table-cell>
            <text:p>z_rot_minus_4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40.0"/>
          <table:table-cell>
            <text:p>2025-08-21 13:34:17</text:p>
          </table:table-cell>
          <table:table-cell office:value-type="float" office:value="-0.0016329"/>
          <table:table-cell office:value-type="float" office:value="0.6895279"/>
          <table:table-cell office:value-type="float" office:value="0.687895"/>
          <table:table-cell office:value-type="float" office:value="0.2495103"/>
          <table:table-cell office:value-type="float" office:value="0.0383328"/>
          <table:table-cell office:value-type="float" office:value="8"/>
          <table:table-cell office:value-type="float" office:value="1.175469994544983"/>
          <table:table-cell office:value-type="float" office:value="0.08281999826431274"/>
          <table:table-cell office:value-type="float" office:value="1.0926499962806702"/>
          <table:table-cell office:value-type="float" office:value="0.3480391621589661"/>
          <table:table-cell office:value-type="float" office:value="0.3278259802995103"/>
          <table:table-cell office:value-type="float" office:value="0.13896048069000244"/>
          <table:table-cell office:value-type="float" office:value="0.5571178436279297"/>
          <table:table-cell office:value-type="float" office:value="0.41815736293792727"/>
          <table:table-cell office:value-type="float" office:value="0.1906992"/>
          <table:table-cell office:value-type="float" office:value="0.1836308"/>
          <table:table-cell office:value-type="float" office:value="0.1413024"/>
          <table:table-cell office:value-type="float" office:value="0.09635"/>
          <table:table-cell office:value-type="float" office:value="0.08282"/>
          <table:table-cell office:value-type="float" office:value="-0.0015908"/>
          <table:table-cell office:value-type="float" office:value="0.43706"/>
          <table:table-cell office:value-type="float" office:value="0.37228"/>
          <table:table-cell office:value-type="float" office:value="0.2583"/>
          <table:table-cell office:value-type="float" office:value="0.5424792"/>
          <table:table-cell office:value-type="float" office:value="1.17547"/>
          <table:table-cell office:value-type="float" office:value="-0.0065108"/>
          <table:table-cell office:value-type="float" office:value="0.6919027"/>
          <table:table-cell office:value-type="float" office:value="0.2461471"/>
          <table:table-cell office:value-type="float" office:value="0.0239008"/>
          <table:table-cell office:value-type="float" office:value="0.6919026"/>
          <table:table-cell office:value-type="float" office:value="0.2461472"/>
          <table:table-cell office:value-type="float" office:value="0.0301008"/>
          <table:table-cell office:value-type="float" office:value="0.6919026"/>
          <table:table-cell office:value-type="float" office:value="0.2461473"/>
          <table:table-cell office:value-type="float" office:value="0.0363008"/>
          <table:table-cell office:value-type="float" office:value="0.6919025"/>
          <table:table-cell office:value-type="float" office:value="0.2461474"/>
          <table:table-cell office:value-type="float" office:value="0.0425008"/>
          <table:table-cell office:value-type="float" office:value="0.6919024"/>
          <table:table-cell office:value-type="float" office:value="0.2461475"/>
          <table:table-cell office:value-type="float" office:value="0.0487008"/>
          <table:table-cell office:value-type="float" office:value="0.6919023"/>
          <table:table-cell office:value-type="float" office:value="0.2461476"/>
          <table:table-cell office:value-type="float" office:value="0.0549008"/>
          <table:table-cell office:value-type="float" office:value="0.6871534"/>
          <table:table-cell office:value-type="float" office:value="0.2501325"/>
          <table:table-cell office:value-type="float" office:value="0.0239007"/>
          <table:table-cell office:value-type="float" office:value="0.6871533"/>
          <table:table-cell office:value-type="float" office:value="0.2501326"/>
          <table:table-cell office:value-type="float" office:value="0.0301007"/>
          <table:table-cell office:value-type="float" office:value="0.6871532"/>
          <table:table-cell office:value-type="float" office:value="0.2501327"/>
          <table:table-cell office:value-type="float" office:value="0.0363007"/>
          <table:table-cell office:value-type="float" office:value="0.6871532"/>
          <table:table-cell office:value-type="float" office:value="0.2501328"/>
          <table:table-cell office:value-type="float" office:value="0.0425007"/>
          <table:table-cell office:value-type="float" office:value="0.6871531"/>
          <table:table-cell office:value-type="float" office:value="0.2501329"/>
          <table:table-cell office:value-type="float" office:value="0.0487007"/>
          <table:table-cell office:value-type="float" office:value="0.687153"/>
          <table:table-cell office:value-type="float" office:value="0.250133"/>
          <table:table-cell office:value-type="float" office:value="0.0549007"/>
        </table:table-row>
        <table:table-row>
          <table:table-cell>
            <text:p>z_rot_minus_4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45.0"/>
          <table:table-cell>
            <text:p>2025-08-21 13:34:29</text:p>
          </table:table-cell>
          <table:table-cell office:value-type="float" office:value="-0.0007501"/>
          <table:table-cell office:value-type="float" office:value="0.6892726"/>
          <table:table-cell office:value-type="float" office:value="0.6885225"/>
          <table:table-cell office:value-type="float" office:value="0.2491314"/>
          <table:table-cell office:value-type="float" office:value="0.0385706"/>
          <table:table-cell office:value-type="float" office:value="10"/>
          <table:table-cell office:value-type="float" office:value="1.0627199411392212"/>
          <table:table-cell office:value-type="float" office:value="0.2702392041683197"/>
          <table:table-cell office:value-type="float" office:value="0.7924807369709015"/>
          <table:table-cell office:value-type="float" office:value="0.5236421555280686"/>
          <table:table-cell office:value-type="float" office:value="0.26249542003539356"/>
          <table:table-cell office:value-type="float" office:value="0.34445248246192933"/>
          <table:table-cell office:value-type="float" office:value="0.7028318285942078"/>
          <table:table-cell office:value-type="float" office:value="0.35837934613227845"/>
          <table:table-cell office:value-type="float" office:value="0.2702392"/>
          <table:table-cell office:value-type="float" office:value="0.2947408"/>
          <table:table-cell office:value-type="float" office:value="0.2893124"/>
          <table:table-cell office:value-type="float" office:value="0.3731"/>
          <table:table-cell office:value-type="float" office:value="0.49487"/>
          <table:table-cell office:value-type="float" office:value="0.0016892"/>
          <table:table-cell office:value-type="float" office:value="0.51619"/>
          <table:table-cell office:value-type="float" office:value="0.58466"/>
          <table:table-cell office:value-type="float" office:value="0.46945"/>
          <table:table-cell office:value-type="float" office:value="0.8811392"/>
          <table:table-cell office:value-type="float" office:value="1.0627199"/>
          <table:table-cell office:value-type="float" office:value="-0.0065108"/>
          <table:table-cell office:value-type="float" office:value="0.6914647"/>
          <table:table-cell office:value-type="float" office:value="0.2461893"/>
          <table:table-cell office:value-type="float" office:value="0.0239007"/>
          <table:table-cell office:value-type="float" office:value="0.6914647"/>
          <table:table-cell office:value-type="float" office:value="0.2461893"/>
          <table:table-cell office:value-type="float" office:value="0.0301007"/>
          <table:table-cell office:value-type="float" office:value="0.6914647"/>
          <table:table-cell office:value-type="float" office:value="0.2461893"/>
          <table:table-cell office:value-type="float" office:value="0.0363007"/>
          <table:table-cell office:value-type="float" office:value="0.6914647"/>
          <table:table-cell office:value-type="float" office:value="0.2461893"/>
          <table:table-cell office:value-type="float" office:value="0.0425007"/>
          <table:table-cell office:value-type="float" office:value="0.6914646"/>
          <table:table-cell office:value-type="float" office:value="0.2461893"/>
          <table:table-cell office:value-type="float" office:value="0.0487007"/>
          <table:table-cell office:value-type="float" office:value="0.6914646"/>
          <table:table-cell office:value-type="float" office:value="0.2461893"/>
          <table:table-cell office:value-type="float" office:value="0.0549007"/>
          <table:table-cell office:value-type="float" office:value="0.6870806"/>
          <table:table-cell office:value-type="float" office:value="0.2505734"/>
          <table:table-cell office:value-type="float" office:value="0.0239006"/>
          <table:table-cell office:value-type="float" office:value="0.6870806"/>
          <table:table-cell office:value-type="float" office:value="0.2505734"/>
          <table:table-cell office:value-type="float" office:value="0.0301006"/>
          <table:table-cell office:value-type="float" office:value="0.6870806"/>
          <table:table-cell office:value-type="float" office:value="0.2505734"/>
          <table:table-cell office:value-type="float" office:value="0.0363006"/>
          <table:table-cell office:value-type="float" office:value="0.6870806"/>
          <table:table-cell office:value-type="float" office:value="0.2505734"/>
          <table:table-cell office:value-type="float" office:value="0.0425006"/>
          <table:table-cell office:value-type="float" office:value="0.6870806"/>
          <table:table-cell office:value-type="float" office:value="0.2505734"/>
          <table:table-cell office:value-type="float" office:value="0.0487006"/>
          <table:table-cell office:value-type="float" office:value="0.6870806"/>
          <table:table-cell office:value-type="float" office:value="0.2505734"/>
          <table:table-cell office:value-type="float" office:value="0.0549006"/>
        </table:table-row>
        <table:table-row>
          <table:table-cell>
            <text:p>z_rot_minus_5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50.0"/>
          <table:table-cell>
            <text:p>2025-08-21 13:34:42</text:p>
          </table:table-cell>
          <table:table-cell office:value-type="float" office:value="-0.0004483"/>
          <table:table-cell office:value-type="float" office:value="0.6890326"/>
          <table:table-cell office:value-type="float" office:value="0.6885844"/>
          <table:table-cell office:value-type="float" office:value="0.2491682"/>
          <table:table-cell office:value-type="float" office:value="0.0386268"/>
          <table:table-cell office:value-type="float" office:value="10"/>
          <table:table-cell office:value-type="float" office:value="1.0549299716949463"/>
          <table:table-cell office:value-type="float" office:value="0.31943920254707336"/>
          <table:table-cell office:value-type="float" office:value="0.7354907691478729"/>
          <table:table-cell office:value-type="float" office:value="0.5216741532087326"/>
          <table:table-cell office:value-type="float" office:value="0.2238504706552235"/>
          <table:table-cell office:value-type="float" office:value="0.4043124794960022"/>
          <table:table-cell office:value-type="float" office:value="0.639035826921463"/>
          <table:table-cell office:value-type="float" office:value="0.2347233474254608"/>
          <table:table-cell office:value-type="float" office:value="0.3194392"/>
          <table:table-cell office:value-type="float" office:value="0.3484508"/>
          <table:table-cell office:value-type="float" office:value="0.3458924"/>
          <table:table-cell office:value-type="float" office:value="0.43911"/>
          <table:table-cell office:value-type="float" office:value="0.56867"/>
          <table:table-cell office:value-type="float" office:value="0.0012792"/>
          <table:table-cell office:value-type="float" office:value="0.47109"/>
          <table:table-cell office:value-type="float" office:value="0.52685"/>
          <table:table-cell office:value-type="float" office:value="0.41574"/>
          <table:table-cell office:value-type="float" office:value="0.7265692"/>
          <table:table-cell office:value-type="float" office:value="1.05493"/>
          <table:table-cell office:value-type="float" office:value="-0.0061008"/>
          <table:table-cell office:value-type="float" office:value="0.6910253"/>
          <table:table-cell office:value-type="float" office:value="0.2462592"/>
          <table:table-cell office:value-type="float" office:value="0.0239015"/>
          <table:table-cell office:value-type="float" office:value="0.6910253"/>
          <table:table-cell office:value-type="float" office:value="0.2462592"/>
          <table:table-cell office:value-type="float" office:value="0.0301015"/>
          <table:table-cell office:value-type="float" office:value="0.6910253"/>
          <table:table-cell office:value-type="float" office:value="0.2462592"/>
          <table:table-cell office:value-type="float" office:value="0.0363015"/>
          <table:table-cell office:value-type="float" office:value="0.6910253"/>
          <table:table-cell office:value-type="float" office:value="0.2462592"/>
          <table:table-cell office:value-type="float" office:value="0.0425015"/>
          <table:table-cell office:value-type="float" office:value="0.6910253"/>
          <table:table-cell office:value-type="float" office:value="0.2462592"/>
          <table:table-cell office:value-type="float" office:value="0.0487015"/>
          <table:table-cell office:value-type="float" office:value="0.6910253"/>
          <table:table-cell office:value-type="float" office:value="0.2462592"/>
          <table:table-cell office:value-type="float" office:value="0.0549015"/>
          <table:table-cell office:value-type="float" office:value="0.68704"/>
          <table:table-cell office:value-type="float" office:value="0.2510087"/>
          <table:table-cell office:value-type="float" office:value="0.0239015"/>
          <table:table-cell office:value-type="float" office:value="0.68704"/>
          <table:table-cell office:value-type="float" office:value="0.2510087"/>
          <table:table-cell office:value-type="float" office:value="0.0301015"/>
          <table:table-cell office:value-type="float" office:value="0.68704"/>
          <table:table-cell office:value-type="float" office:value="0.2510087"/>
          <table:table-cell office:value-type="float" office:value="0.0363015"/>
          <table:table-cell office:value-type="float" office:value="0.68704"/>
          <table:table-cell office:value-type="float" office:value="0.2510087"/>
          <table:table-cell office:value-type="float" office:value="0.0425015"/>
          <table:table-cell office:value-type="float" office:value="0.68704"/>
          <table:table-cell office:value-type="float" office:value="0.2510087"/>
          <table:table-cell office:value-type="float" office:value="0.0487015"/>
          <table:table-cell office:value-type="float" office:value="0.68704"/>
          <table:table-cell office:value-type="float" office:value="0.2510087"/>
          <table:table-cell office:value-type="float" office:value="0.0549015"/>
        </table:table-row>
        <table:table-row>
          <table:table-cell>
            <text:p>z_rot_minus_5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55.0"/>
          <table:table-cell>
            <text:p>2025-08-21 13:34:55</text:p>
          </table:table-cell>
          <table:table-cell office:value-type="float" office:value="-0.0002591"/>
          <table:table-cell office:value-type="float" office:value="0.6888155"/>
          <table:table-cell office:value-type="float" office:value="0.6885564"/>
          <table:table-cell office:value-type="float" office:value="0.2492894"/>
          <table:table-cell office:value-type="float" office:value="0.0387724"/>
          <table:table-cell office:value-type="float" office:value="10"/>
          <table:table-cell office:value-type="float" office:value="1.0819900035858154"/>
          <table:table-cell office:value-type="float" office:value="0.3559291958808899"/>
          <table:table-cell office:value-type="float" office:value="0.7260608077049255"/>
          <table:table-cell office:value-type="float" office:value="0.5242571592330932"/>
          <table:table-cell office:value-type="float" office:value="0.21934283455334777"/>
          <table:table-cell office:value-type="float" office:value="0.4478544771671295"/>
          <table:table-cell office:value-type="float" office:value="0.600659841299057"/>
          <table:table-cell office:value-type="float" office:value="0.15280536413192752"/>
          <table:table-cell office:value-type="float" office:value="0.3559292"/>
          <table:table-cell office:value-type="float" office:value="0.3997008"/>
          <table:table-cell office:value-type="float" office:value="0.4041124"/>
          <table:table-cell office:value-type="float" office:value="0.49323"/>
          <table:table-cell office:value-type="float" office:value="0.5863"/>
          <table:table-cell office:value-type="float" office:value="0.0016892"/>
          <table:table-cell office:value-type="float" office:value="0.41697"/>
          <table:table-cell office:value-type="float" office:value="0.46781"/>
          <table:table-cell office:value-type="float" office:value="0.36982"/>
          <table:table-cell office:value-type="float" office:value="0.6667092"/>
          <table:table-cell office:value-type="float" office:value="1.08199"/>
          <table:table-cell office:value-type="float" office:value="-0.0061008"/>
          <table:table-cell office:value-type="float" office:value="0.6905936"/>
          <table:table-cell office:value-type="float" office:value="0.24638"/>
          <table:table-cell office:value-type="float" office:value="0.0239087"/>
          <table:table-cell office:value-type="float" office:value="0.6905936"/>
          <table:table-cell office:value-type="float" office:value="0.24638"/>
          <table:table-cell office:value-type="float" office:value="0.0301087"/>
          <table:table-cell office:value-type="float" office:value="0.6905936"/>
          <table:table-cell office:value-type="float" office:value="0.24638"/>
          <table:table-cell office:value-type="float" office:value="0.0363087"/>
          <table:table-cell office:value-type="float" office:value="0.6905936"/>
          <table:table-cell office:value-type="float" office:value="0.24638"/>
          <table:table-cell office:value-type="float" office:value="0.0425087"/>
          <table:table-cell office:value-type="float" office:value="0.6905936"/>
          <table:table-cell office:value-type="float" office:value="0.24638"/>
          <table:table-cell office:value-type="float" office:value="0.0487087"/>
          <table:table-cell office:value-type="float" office:value="0.6905936"/>
          <table:table-cell office:value-type="float" office:value="0.24638"/>
          <table:table-cell office:value-type="float" office:value="0.0549087"/>
          <table:table-cell office:value-type="float" office:value="0.6870375"/>
          <table:table-cell office:value-type="float" office:value="0.2514587"/>
          <table:table-cell office:value-type="float" office:value="0.0239087"/>
          <table:table-cell office:value-type="float" office:value="0.6870375"/>
          <table:table-cell office:value-type="float" office:value="0.2514587"/>
          <table:table-cell office:value-type="float" office:value="0.0301087"/>
          <table:table-cell office:value-type="float" office:value="0.6870374"/>
          <table:table-cell office:value-type="float" office:value="0.2514587"/>
          <table:table-cell office:value-type="float" office:value="0.0363087"/>
          <table:table-cell office:value-type="float" office:value="0.6870374"/>
          <table:table-cell office:value-type="float" office:value="0.2514587"/>
          <table:table-cell office:value-type="float" office:value="0.0425087"/>
          <table:table-cell office:value-type="float" office:value="0.6870374"/>
          <table:table-cell office:value-type="float" office:value="0.2514587"/>
          <table:table-cell office:value-type="float" office:value="0.0487087"/>
          <table:table-cell office:value-type="float" office:value="0.6870374"/>
          <table:table-cell office:value-type="float" office:value="0.2514587"/>
          <table:table-cell office:value-type="float" office:value="0.0549087"/>
        </table:table-row>
        <table:table-row>
          <table:table-cell>
            <text:p>z_rot_minus_6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60.0"/>
          <table:table-cell>
            <text:p>2025-08-21 13:35:08</text:p>
          </table:table-cell>
          <table:table-cell office:value-type="float" office:value="-0.0001783"/>
          <table:table-cell office:value-type="float" office:value="0.6886305"/>
          <table:table-cell office:value-type="float" office:value="0.6884523"/>
          <table:table-cell office:value-type="float" office:value="0.2495124"/>
          <table:table-cell office:value-type="float" office:value="0.0388791"/>
          <table:table-cell office:value-type="float" office:value="10"/>
          <table:table-cell office:value-type="float" office:value="1.2177000045776367"/>
          <table:table-cell office:value-type="float" office:value="0.33496999740600586"/>
          <table:table-cell office:value-type="float" office:value="0.8827300071716309"/>
          <table:table-cell office:value-type="float" office:value="0.5324571579694748"/>
          <table:table-cell office:value-type="float" office:value="0.2544756545270879"/>
          <table:table-cell office:value-type="float" office:value="0.4712244808673859"/>
          <table:table-cell office:value-type="float" office:value="0.5936898350715637"/>
          <table:table-cell office:value-type="float" office:value="0.12246535420417781"/>
          <table:table-cell office:value-type="float" office:value="0.3862692"/>
          <table:table-cell office:value-type="float" office:value="0.4472608"/>
          <table:table-cell office:value-type="float" office:value="0.4647924"/>
          <table:table-cell office:value-type="float" office:value="0.53874"/>
          <table:table-cell office:value-type="float" office:value="0.51906"/>
          <table:table-cell office:value-type="float" office:value="0.0020992"/>
          <table:table-cell office:value-type="float" office:value="0.38376"/>
          <table:table-cell office:value-type="float" office:value="0.42066"/>
          <table:table-cell office:value-type="float" office:value="0.33497"/>
          <table:table-cell office:value-type="float" office:value="0.6113592"/>
          <table:table-cell office:value-type="float" office:value="1.2177"/>
          <table:table-cell office:value-type="float" office:value="-0.0061008"/>
          <table:table-cell office:value-type="float" office:value="0.6901805"/>
          <table:table-cell office:value-type="float" office:value="0.2465189"/>
          <table:table-cell office:value-type="float" office:value="0.0238992"/>
          <table:table-cell office:value-type="float" office:value="0.6901805"/>
          <table:table-cell office:value-type="float" office:value="0.246519"/>
          <table:table-cell office:value-type="float" office:value="0.0300992"/>
          <table:table-cell office:value-type="float" office:value="0.6901805"/>
          <table:table-cell office:value-type="float" office:value="0.246519"/>
          <table:table-cell office:value-type="float" office:value="0.0362992"/>
          <table:table-cell office:value-type="float" office:value="0.6901805"/>
          <table:table-cell office:value-type="float" office:value="0.246519"/>
          <table:table-cell office:value-type="float" office:value="0.0424992"/>
          <table:table-cell office:value-type="float" office:value="0.6901805"/>
          <table:table-cell office:value-type="float" office:value="0.246519"/>
          <table:table-cell office:value-type="float" office:value="0.0486992"/>
          <table:table-cell office:value-type="float" office:value="0.6901805"/>
          <table:table-cell office:value-type="float" office:value="0.2465191"/>
          <table:table-cell office:value-type="float" office:value="0.0548992"/>
          <table:table-cell office:value-type="float" office:value="0.6870806"/>
          <table:table-cell office:value-type="float" office:value="0.2518883"/>
          <table:table-cell office:value-type="float" office:value="0.0238992"/>
          <table:table-cell office:value-type="float" office:value="0.6870806"/>
          <table:table-cell office:value-type="float" office:value="0.2518883"/>
          <table:table-cell office:value-type="float" office:value="0.0300992"/>
          <table:table-cell office:value-type="float" office:value="0.6870805"/>
          <table:table-cell office:value-type="float" office:value="0.2518883"/>
          <table:table-cell office:value-type="float" office:value="0.0362992"/>
          <table:table-cell office:value-type="float" office:value="0.6870805"/>
          <table:table-cell office:value-type="float" office:value="0.2518884"/>
          <table:table-cell office:value-type="float" office:value="0.0424992"/>
          <table:table-cell office:value-type="float" office:value="0.6870805"/>
          <table:table-cell office:value-type="float" office:value="0.2518884"/>
          <table:table-cell office:value-type="float" office:value="0.0486992"/>
          <table:table-cell office:value-type="float" office:value="0.6870805"/>
          <table:table-cell office:value-type="float" office:value="0.2518884"/>
          <table:table-cell office:value-type="float" office:value="0.0548992"/>
        </table:table-row>
        <table:table-row>
          <table:table-cell>
            <text:p>z_rot_minus_6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65.0"/>
          <table:table-cell>
            <text:p>2025-08-21 13:35:20</text:p>
          </table:table-cell>
          <table:table-cell office:value-type="float" office:value="-0.0002313"/>
          <table:table-cell office:value-type="float" office:value="0.6884738"/>
          <table:table-cell office:value-type="float" office:value="0.6882425"/>
          <table:table-cell office:value-type="float" office:value="0.2500103"/>
          <table:table-cell office:value-type="float" office:value="0.0393232"/>
          <table:table-cell office:value-type="float" office:value="10"/>
          <table:table-cell office:value-type="float" office:value="1.6223700046539307"/>
          <table:table-cell office:value-type="float" office:value="0.31036999821662903"/>
          <table:table-cell office:value-type="float" office:value="1.3120000064373016"/>
          <table:table-cell office:value-type="float" office:value="0.5552121579647065"/>
          <table:table-cell office:value-type="float" office:value="0.38818508640130656"/>
          <table:table-cell office:value-type="float" office:value="0.45720248222351073"/>
          <table:table-cell office:value-type="float" office:value="0.6532218337059021"/>
          <table:table-cell office:value-type="float" office:value="0.1960193514823914"/>
          <table:table-cell office:value-type="float" office:value="0.4116892"/>
          <table:table-cell office:value-type="float" office:value="0.4767808"/>
          <table:table-cell office:value-type="float" office:value="0.5045624"/>
          <table:table-cell office:value-type="float" office:value="0.56252"/>
          <table:table-cell office:value-type="float" office:value="0.33046"/>
          <table:table-cell office:value-type="float" office:value="0.0029192"/>
          <table:table-cell office:value-type="float" office:value="0.34317"/>
          <table:table-cell office:value-type="float" office:value="0.38253"/>
          <table:table-cell office:value-type="float" office:value="0.31037"/>
          <table:table-cell office:value-type="float" office:value="0.6076692"/>
          <table:table-cell office:value-type="float" office:value="1.62237"/>
          <table:table-cell office:value-type="float" office:value="-0.0069208"/>
          <table:table-cell office:value-type="float" office:value="0.6897839"/>
          <table:table-cell office:value-type="float" office:value="0.2467048"/>
          <table:table-cell office:value-type="float" office:value="0.0239005"/>
          <table:table-cell office:value-type="float" office:value="0.6897839"/>
          <table:table-cell office:value-type="float" office:value="0.2467048"/>
          <table:table-cell office:value-type="float" office:value="0.0301005"/>
          <table:table-cell office:value-type="float" office:value="0.6897839"/>
          <table:table-cell office:value-type="float" office:value="0.2467048"/>
          <table:table-cell office:value-type="float" office:value="0.0363005"/>
          <table:table-cell office:value-type="float" office:value="0.689784"/>
          <table:table-cell office:value-type="float" office:value="0.2467049"/>
          <table:table-cell office:value-type="float" office:value="0.0425005"/>
          <table:table-cell office:value-type="float" office:value="0.689784"/>
          <table:table-cell office:value-type="float" office:value="0.2467049"/>
          <table:table-cell office:value-type="float" office:value="0.0487005"/>
          <table:table-cell office:value-type="float" office:value="0.689784"/>
          <table:table-cell office:value-type="float" office:value="0.2467049"/>
          <table:table-cell office:value-type="float" office:value="0.0549005"/>
          <table:table-cell office:value-type="float" office:value="0.6871636"/>
          <table:table-cell office:value-type="float" office:value="0.2523238"/>
          <table:table-cell office:value-type="float" office:value="0.0239005"/>
          <table:table-cell office:value-type="float" office:value="0.6871636"/>
          <table:table-cell office:value-type="float" office:value="0.2523239"/>
          <table:table-cell office:value-type="float" office:value="0.0301005"/>
          <table:table-cell office:value-type="float" office:value="0.6871636"/>
          <table:table-cell office:value-type="float" office:value="0.2523239"/>
          <table:table-cell office:value-type="float" office:value="0.0363005"/>
          <table:table-cell office:value-type="float" office:value="0.6871637"/>
          <table:table-cell office:value-type="float" office:value="0.2523239"/>
          <table:table-cell office:value-type="float" office:value="0.0425005"/>
          <table:table-cell office:value-type="float" office:value="0.6871637"/>
          <table:table-cell office:value-type="float" office:value="0.252324"/>
          <table:table-cell office:value-type="float" office:value="0.0487005"/>
          <table:table-cell office:value-type="float" office:value="0.6871637"/>
          <table:table-cell office:value-type="float" office:value="0.252324"/>
          <table:table-cell office:value-type="float" office:value="0.0549005"/>
        </table:table-row>
        <table:table-row>
          <table:table-cell>
            <text:p>z_rot_minus_7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70.0"/>
          <table:table-cell>
            <text:p>2025-08-21 13:35:34</text:p>
          </table:table-cell>
          <table:table-cell office:value-type="float" office:value="-0.0003135"/>
          <table:table-cell office:value-type="float" office:value="0.6883313"/>
          <table:table-cell office:value-type="float" office:value="0.6880178"/>
          <table:table-cell office:value-type="float" office:value="0.2506981"/>
          <table:table-cell office:value-type="float" office:value="0.0406055"/>
          <table:table-cell office:value-type="float" office:value="10"/>
          <table:table-cell office:value-type="float" office:value="2.467789888381958"/>
          <table:table-cell office:value-type="float" office:value="0.14514000713825226"/>
          <table:table-cell office:value-type="float" office:value="2.3226498812437057"/>
          <table:table-cell office:value-type="float" office:value="0.6180241480469704"/>
          <table:table-cell office:value-type="float" office:value="0.6688020180111329"/>
          <table:table-cell office:value-type="float" office:value="0.4353084772825241"/>
          <table:table-cell office:value-type="float" office:value="0.8007398188114166"/>
          <table:table-cell office:value-type="float" office:value="0.36543134152889256"/>
          <table:table-cell office:value-type="float" office:value="0.4120992"/>
          <table:table-cell office:value-type="float" office:value="0.4689908"/>
          <table:table-cell office:value-type="float" office:value="0.5180924"/>
          <table:table-cell office:value-type="float" office:value="0.63222"/>
          <table:table-cell office:value-type="float" office:value="0.14514"/>
          <table:table-cell office:value-type="float" office:value="0.0029192"/>
          <table:table-cell office:value-type="float" office:value="0.28946"/>
          <table:table-cell office:value-type="float" office:value="0.33415"/>
          <table:table-cell office:value-type="float" office:value="0.27634"/>
          <table:table-cell office:value-type="float" office:value="0.6359592"/>
          <table:table-cell office:value-type="float" office:value="2.4677899"/>
          <table:table-cell office:value-type="float" office:value="-0.0073308"/>
          <table:table-cell office:value-type="float" office:value="0.6893915"/>
          <table:table-cell office:value-type="float" office:value="0.2469239"/>
          <table:table-cell office:value-type="float" office:value="0.023904"/>
          <table:table-cell office:value-type="float" office:value="0.6893915"/>
          <table:table-cell office:value-type="float" office:value="0.2469239"/>
          <table:table-cell office:value-type="float" office:value="0.030104"/>
          <table:table-cell office:value-type="float" office:value="0.6893915"/>
          <table:table-cell office:value-type="float" office:value="0.2469239"/>
          <table:table-cell office:value-type="float" office:value="0.036304"/>
          <table:table-cell office:value-type="float" office:value="0.6893915"/>
          <table:table-cell office:value-type="float" office:value="0.2469239"/>
          <table:table-cell office:value-type="float" office:value="0.042504"/>
          <table:table-cell office:value-type="float" office:value="0.6893915"/>
          <table:table-cell office:value-type="float" office:value="0.2469239"/>
          <table:table-cell office:value-type="float" office:value="0.048704"/>
          <table:table-cell office:value-type="float" office:value="0.6893916"/>
          <table:table-cell office:value-type="float" office:value="0.2469238"/>
          <table:table-cell office:value-type="float" office:value="0.054904"/>
          <table:table-cell office:value-type="float" office:value="0.687271"/>
          <table:table-cell office:value-type="float" office:value="0.25275"/>
          <table:table-cell office:value-type="float" office:value="0.023904"/>
          <table:table-cell office:value-type="float" office:value="0.687271"/>
          <table:table-cell office:value-type="float" office:value="0.25275"/>
          <table:table-cell office:value-type="float" office:value="0.030104"/>
          <table:table-cell office:value-type="float" office:value="0.687271"/>
          <table:table-cell office:value-type="float" office:value="0.25275"/>
          <table:table-cell office:value-type="float" office:value="0.036304"/>
          <table:table-cell office:value-type="float" office:value="0.687271"/>
          <table:table-cell office:value-type="float" office:value="0.25275"/>
          <table:table-cell office:value-type="float" office:value="0.042504"/>
          <table:table-cell office:value-type="float" office:value="0.687271"/>
          <table:table-cell office:value-type="float" office:value="0.25275"/>
          <table:table-cell office:value-type="float" office:value="0.048704"/>
          <table:table-cell office:value-type="float" office:value="0.687271"/>
          <table:table-cell office:value-type="float" office:value="0.2527499"/>
          <table:table-cell office:value-type="float" office:value="0.054904"/>
        </table:table-row>
        <table:table-row>
          <table:table-cell>
            <text:p>z_rot_minus_7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75.0"/>
          <table:table-cell>
            <text:p>2025-08-21 13:35:48</text:p>
          </table:table-cell>
          <table:table-cell office:value-type="float" office:value="-0.000247"/>
          <table:table-cell office:value-type="float" office:value="0.6882352"/>
          <table:table-cell office:value-type="float" office:value="0.6879882"/>
          <table:table-cell office:value-type="float" office:value="0.2510941"/>
          <table:table-cell office:value-type="float" office:value="0.0420899"/>
          <table:table-cell office:value-type="float" office:value="10"/>
          <table:table-cell office:value-type="float" office:value="3.2353100776672363"/>
          <table:table-cell office:value-type="float" office:value="0.24066999554634094"/>
          <table:table-cell office:value-type="float" office:value="2.9946400821208954"/>
          <table:table-cell office:value-type="float" office:value="0.7164651706814766"/>
          <table:table-cell office:value-type="float" office:value="0.9014246834027362"/>
          <table:table-cell office:value-type="float" office:value="0.4959064841270447"/>
          <table:table-cell office:value-type="float" office:value="0.9370238572359085"/>
          <table:table-cell office:value-type="float" office:value="0.44111737310886384"/>
          <table:table-cell office:value-type="float" office:value="0.3899592"/>
          <table:table-cell office:value-type="float" office:value="0.4353708"/>
          <table:table-cell office:value-type="float" office:value="0.5139924"/>
          <table:table-cell office:value-type="float" office:value="0.74948"/>
          <table:table-cell office:value-type="float" office:value="0.39073"/>
          <table:table-cell office:value-type="float" office:value="0.0033292"/>
          <table:table-cell office:value-type="float" office:value="0.24272"/>
          <table:table-cell office:value-type="float" office:value="0.28946"/>
          <table:table-cell office:value-type="float" office:value="0.24067"/>
          <table:table-cell office:value-type="float" office:value="0.6769592"/>
          <table:table-cell office:value-type="float" office:value="3.2353101"/>
          <table:table-cell office:value-type="float" office:value="-0.0085608"/>
          <table:table-cell office:value-type="float" office:value="0.6890375"/>
          <table:table-cell office:value-type="float" office:value="0.2471779"/>
          <table:table-cell office:value-type="float" office:value="0.0239021"/>
          <table:table-cell office:value-type="float" office:value="0.6890375"/>
          <table:table-cell office:value-type="float" office:value="0.2471779"/>
          <table:table-cell office:value-type="float" office:value="0.0301021"/>
          <table:table-cell office:value-type="float" office:value="0.6890375"/>
          <table:table-cell office:value-type="float" office:value="0.247178"/>
          <table:table-cell office:value-type="float" office:value="0.0363021"/>
          <table:table-cell office:value-type="float" office:value="0.6890376"/>
          <table:table-cell office:value-type="float" office:value="0.247178"/>
          <table:table-cell office:value-type="float" office:value="0.0425021"/>
          <table:table-cell office:value-type="float" office:value="0.6890376"/>
          <table:table-cell office:value-type="float" office:value="0.247178"/>
          <table:table-cell office:value-type="float" office:value="0.0487021"/>
          <table:table-cell office:value-type="float" office:value="0.6890376"/>
          <table:table-cell office:value-type="float" office:value="0.247178"/>
          <table:table-cell office:value-type="float" office:value="0.0549021"/>
          <table:table-cell office:value-type="float" office:value="0.6874328"/>
          <table:table-cell office:value-type="float" office:value="0.2531667"/>
          <table:table-cell office:value-type="float" office:value="0.0239021"/>
          <table:table-cell office:value-type="float" office:value="0.6874328"/>
          <table:table-cell office:value-type="float" office:value="0.2531667"/>
          <table:table-cell office:value-type="float" office:value="0.0301021"/>
          <table:table-cell office:value-type="float" office:value="0.6874328"/>
          <table:table-cell office:value-type="float" office:value="0.2531667"/>
          <table:table-cell office:value-type="float" office:value="0.0363021"/>
          <table:table-cell office:value-type="float" office:value="0.6874329"/>
          <table:table-cell office:value-type="float" office:value="0.2531667"/>
          <table:table-cell office:value-type="float" office:value="0.0425021"/>
          <table:table-cell office:value-type="float" office:value="0.6874329"/>
          <table:table-cell office:value-type="float" office:value="0.2531667"/>
          <table:table-cell office:value-type="float" office:value="0.0487021"/>
          <table:table-cell office:value-type="float" office:value="0.6874329"/>
          <table:table-cell office:value-type="float" office:value="0.2531667"/>
          <table:table-cell office:value-type="float" office:value="0.0549021"/>
        </table:table-row>
        <table:table-row>
          <table:table-cell>
            <text:p>z_rot_minus_8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80.0"/>
          <table:table-cell>
            <text:p>2025-08-21 13:36:01</text:p>
          </table:table-cell>
          <table:table-cell office:value-type="float" office:value="-7.85e-05"/>
          <table:table-cell office:value-type="float" office:value="0.6881572"/>
          <table:table-cell office:value-type="float" office:value="0.6880787"/>
          <table:table-cell office:value-type="float" office:value="0.2509571"/>
          <table:table-cell office:value-type="float" office:value="0.043583"/>
          <table:table-cell office:value-type="float" office:value="10"/>
          <table:table-cell office:value-type="float" office:value="3.624809980392456"/>
          <table:table-cell office:value-type="float" office:value="0.23820999264717102"/>
          <table:table-cell office:value-type="float" office:value="3.386599987745285"/>
          <table:table-cell office:value-type="float" office:value="0.8970701634883881"/>
          <table:table-cell office:value-type="float" office:value="1.0660955058535768"/>
          <table:table-cell office:value-type="float" office:value="0.7661784887313843"/>
          <table:table-cell office:value-type="float" office:value="1.027961838245392"/>
          <table:table-cell office:value-type="float" office:value="0.2617833495140076"/>
          <table:table-cell office:value-type="float" office:value="0.3493692"/>
          <table:table-cell office:value-type="float" office:value="0.3988808"/>
          <table:table-cell office:value-type="float" office:value="0.4836524"/>
          <table:table-cell office:value-type="float" office:value="0.80852"/>
          <table:table-cell office:value-type="float" office:value="1.79047"/>
          <table:table-cell office:value-type="float" office:value="0.0012792"/>
          <table:table-cell office:value-type="float" office:value="0.23903"/>
          <table:table-cell office:value-type="float" office:value="0.28413"/>
          <table:table-cell office:value-type="float" office:value="0.23821"/>
          <table:table-cell office:value-type="float" office:value="0.7536292"/>
          <table:table-cell office:value-type="float" office:value="3.62481"/>
          <table:table-cell office:value-type="float" office:value="-0.0093808"/>
          <table:table-cell office:value-type="float" office:value="0.6886955"/>
          <table:table-cell office:value-type="float" office:value="0.2474588"/>
          <table:table-cell office:value-type="float" office:value="0.0239033"/>
          <table:table-cell office:value-type="float" office:value="0.6886955"/>
          <table:table-cell office:value-type="float" office:value="0.2474588"/>
          <table:table-cell office:value-type="float" office:value="0.0301033"/>
          <table:table-cell office:value-type="float" office:value="0.6886955"/>
          <table:table-cell office:value-type="float" office:value="0.2474588"/>
          <table:table-cell office:value-type="float" office:value="0.0363033"/>
          <table:table-cell office:value-type="float" office:value="0.6886955"/>
          <table:table-cell office:value-type="float" office:value="0.2474588"/>
          <table:table-cell office:value-type="float" office:value="0.0425033"/>
          <table:table-cell office:value-type="float" office:value="0.6886955"/>
          <table:table-cell office:value-type="float" office:value="0.2474588"/>
          <table:table-cell office:value-type="float" office:value="0.0487033"/>
          <table:table-cell office:value-type="float" office:value="0.6886955"/>
          <table:table-cell office:value-type="float" office:value="0.2474588"/>
          <table:table-cell office:value-type="float" office:value="0.0549033"/>
          <table:table-cell office:value-type="float" office:value="0.6876189"/>
          <table:table-cell office:value-type="float" office:value="0.2535646"/>
          <table:table-cell office:value-type="float" office:value="0.0239033"/>
          <table:table-cell office:value-type="float" office:value="0.6876189"/>
          <table:table-cell office:value-type="float" office:value="0.2535646"/>
          <table:table-cell office:value-type="float" office:value="0.0301033"/>
          <table:table-cell office:value-type="float" office:value="0.6876189"/>
          <table:table-cell office:value-type="float" office:value="0.2535646"/>
          <table:table-cell office:value-type="float" office:value="0.0363033"/>
          <table:table-cell office:value-type="float" office:value="0.6876189"/>
          <table:table-cell office:value-type="float" office:value="0.2535646"/>
          <table:table-cell office:value-type="float" office:value="0.0425033"/>
          <table:table-cell office:value-type="float" office:value="0.6876189"/>
          <table:table-cell office:value-type="float" office:value="0.2535646"/>
          <table:table-cell office:value-type="float" office:value="0.0487033"/>
          <table:table-cell office:value-type="float" office:value="0.6876189"/>
          <table:table-cell office:value-type="float" office:value="0.2535646"/>
          <table:table-cell office:value-type="float" office:value="0.0549033"/>
        </table:table-row>
        <table:table-row>
          <table:table-cell>
            <text:p>z_rot_minus_8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85.0"/>
          <table:table-cell>
            <text:p>2025-08-21 13:36:13</text:p>
          </table:table-cell>
          <table:table-cell office:value-type="float" office:value="-5.55e-05"/>
          <table:table-cell office:value-type="float" office:value="0.6881119"/>
          <table:table-cell office:value-type="float" office:value="0.6880565"/>
          <table:table-cell office:value-type="float" office:value="0.2514903"/>
          <table:table-cell office:value-type="float" office:value="0.0441856"/>
          <table:table-cell office:value-type="float" office:value="10"/>
          <table:table-cell office:value-type="float" office:value="4.308690071105957"/>
          <table:table-cell office:value-type="float" office:value="0.2636300027370453"/>
          <table:table-cell office:value-type="float" office:value="4.045060068368912"/>
          <table:table-cell office:value-type="float" office:value="1.0142481654882431"/>
          <table:table-cell office:value-type="float" office:value="1.3014253657442165"/>
          <table:table-cell office:value-type="float" office:value="0.8057844758033752"/>
          <table:table-cell office:value-type="float" office:value="1.2227118551731109"/>
          <table:table-cell office:value-type="float" office:value="0.4169273793697357"/>
          <table:table-cell office:value-type="float" office:value="0.3128792"/>
          <table:table-cell office:value-type="float" office:value="0.3513208"/>
          <table:table-cell office:value-type="float" office:value="0.4184624"/>
          <table:table-cell office:value-type="float" office:value="0.73595"/>
          <table:table-cell office:value-type="float" office:value="2.21031"/>
          <table:table-cell office:value-type="float" office:value="0.0012792"/>
          <table:table-cell office:value-type="float" office:value="0.26363"/>
          <table:table-cell office:value-type="float" office:value="0.31447"/>
          <table:table-cell office:value-type="float" office:value="0.28085"/>
          <table:table-cell office:value-type="float" office:value="0.9459192"/>
          <table:table-cell office:value-type="float" office:value="4.3086901"/>
          <table:table-cell office:value-type="float" office:value="-0.0106108"/>
          <table:table-cell office:value-type="float" office:value="0.688382"/>
          <table:table-cell office:value-type="float" office:value="0.2477674"/>
          <table:table-cell office:value-type="float" office:value="0.0238993"/>
          <table:table-cell office:value-type="float" office:value="0.688382"/>
          <table:table-cell office:value-type="float" office:value="0.2477674"/>
          <table:table-cell office:value-type="float" office:value="0.0300993"/>
          <table:table-cell office:value-type="float" office:value="0.6883821"/>
          <table:table-cell office:value-type="float" office:value="0.2477674"/>
          <table:table-cell office:value-type="float" office:value="0.0362993"/>
          <table:table-cell office:value-type="float" office:value="0.6883822"/>
          <table:table-cell office:value-type="float" office:value="0.2477674"/>
          <table:table-cell office:value-type="float" office:value="0.0424993"/>
          <table:table-cell office:value-type="float" office:value="0.6883822"/>
          <table:table-cell office:value-type="float" office:value="0.2477674"/>
          <table:table-cell office:value-type="float" office:value="0.0486993"/>
          <table:table-cell office:value-type="float" office:value="0.6883823"/>
          <table:table-cell office:value-type="float" office:value="0.2477674"/>
          <table:table-cell office:value-type="float" office:value="0.0548993"/>
          <table:table-cell office:value-type="float" office:value="0.6878416"/>
          <table:table-cell office:value-type="float" office:value="0.2539438"/>
          <table:table-cell office:value-type="float" office:value="0.0238993"/>
          <table:table-cell office:value-type="float" office:value="0.6878417"/>
          <table:table-cell office:value-type="float" office:value="0.2539438"/>
          <table:table-cell office:value-type="float" office:value="0.0300993"/>
          <table:table-cell office:value-type="float" office:value="0.6878418"/>
          <table:table-cell office:value-type="float" office:value="0.2539438"/>
          <table:table-cell office:value-type="float" office:value="0.0362993"/>
          <table:table-cell office:value-type="float" office:value="0.6878418"/>
          <table:table-cell office:value-type="float" office:value="0.2539438"/>
          <table:table-cell office:value-type="float" office:value="0.0424993"/>
          <table:table-cell office:value-type="float" office:value="0.6878419"/>
          <table:table-cell office:value-type="float" office:value="0.2539438"/>
          <table:table-cell office:value-type="float" office:value="0.0486993"/>
          <table:table-cell office:value-type="float" office:value="0.6878419"/>
          <table:table-cell office:value-type="float" office:value="0.2539438"/>
          <table:table-cell office:value-type="float" office:value="0.0548993"/>
        </table:table-row>
        <table:table-row>
          <table:table-cell>
            <text:p>z_rot_minus_9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90.0"/>
          <table:table-cell>
            <text:p>2025-08-21 13:36:26</text:p>
          </table:table-cell>
          <table:table-cell office:value-type="float" office:value="-0.0"/>
          <table:table-cell office:value-type="float" office:value="0.6880963"/>
          <table:table-cell office:value-type="float" office:value="0.6880962"/>
          <table:table-cell office:value-type="float" office:value="0.2522037"/>
          <table:table-cell office:value-type="float" office:value="0.0444147"/>
          <table:table-cell office:value-type="float" office:value="10"/>
          <table:table-cell office:value-type="float" office:value="4.868340015411377"/>
          <table:table-cell office:value-type="float" office:value="0.2464592009782791"/>
          <table:table-cell office:value-type="float" office:value="4.621880814433098"/>
          <table:table-cell office:value-type="float" office:value="1.0700901672244072"/>
          <table:table-cell office:value-type="float" office:value="1.4577764688911423"/>
          <table:table-cell office:value-type="float" office:value="0.7258344918489457"/>
          <table:table-cell office:value-type="float" office:value="1.4143458425998687"/>
          <table:table-cell office:value-type="float" office:value="0.6885113507509231"/>
          <table:table-cell office:value-type="float" office:value="0.2464592"/>
          <table:table-cell office:value-type="float" office:value="0.2914608"/>
          <table:table-cell office:value-type="float" office:value="0.3512224"/>
          <table:table-cell office:value-type="float" office:value="0.61623"/>
          <table:table-cell office:value-type="float" office:value="2.1238"/>
          <table:table-cell office:value-type="float" office:value="0.0025092"/>
          <table:table-cell office:value-type="float" office:value="0.30627"/>
          <table:table-cell office:value-type="float" office:value="0.36162"/>
          <table:table-cell office:value-type="float" office:value="0.37187"/>
          <table:table-cell office:value-type="float" office:value="1.1636292"/>
          <table:table-cell office:value-type="float" office:value="4.86834"/>
          <table:table-cell office:value-type="float" office:value="-0.0114308"/>
          <table:table-cell office:value-type="float" office:value="0.6880963"/>
          <table:table-cell office:value-type="float" office:value="0.2481063"/>
          <table:table-cell office:value-type="float" office:value="0.0239"/>
          <table:table-cell office:value-type="float" office:value="0.6880963"/>
          <table:table-cell office:value-type="float" office:value="0.2481063"/>
          <table:table-cell office:value-type="float" office:value="0.0301"/>
          <table:table-cell office:value-type="float" office:value="0.6880963"/>
          <table:table-cell office:value-type="float" office:value="0.2481064"/>
          <table:table-cell office:value-type="float" office:value="0.0363"/>
          <table:table-cell office:value-type="float" office:value="0.6880963"/>
          <table:table-cell office:value-type="float" office:value="0.2481064"/>
          <table:table-cell office:value-type="float" office:value="0.0425"/>
          <table:table-cell office:value-type="float" office:value="0.6880962"/>
          <table:table-cell office:value-type="float" office:value="0.2481064"/>
          <table:table-cell office:value-type="float" office:value="0.0487"/>
          <table:table-cell office:value-type="float" office:value="0.6880962"/>
          <table:table-cell office:value-type="float" office:value="0.2481064"/>
          <table:table-cell office:value-type="float" office:value="0.0549"/>
          <table:table-cell office:value-type="float" office:value="0.6880963"/>
          <table:table-cell office:value-type="float" office:value="0.2543063"/>
          <table:table-cell office:value-type="float" office:value="0.0239"/>
          <table:table-cell office:value-type="float" office:value="0.6880963"/>
          <table:table-cell office:value-type="float" office:value="0.2543063"/>
          <table:table-cell office:value-type="float" office:value="0.0301"/>
          <table:table-cell office:value-type="float" office:value="0.6880963"/>
          <table:table-cell office:value-type="float" office:value="0.2543064"/>
          <table:table-cell office:value-type="float" office:value="0.0363"/>
          <table:table-cell office:value-type="float" office:value="0.6880962"/>
          <table:table-cell office:value-type="float" office:value="0.2543064"/>
          <table:table-cell office:value-type="float" office:value="0.0425"/>
          <table:table-cell office:value-type="float" office:value="0.6880962"/>
          <table:table-cell office:value-type="float" office:value="0.2543064"/>
          <table:table-cell office:value-type="float" office:value="0.0487"/>
          <table:table-cell office:value-type="float" office:value="0.6880962"/>
          <table:table-cell office:value-type="float" office:value="0.2543064"/>
          <table:table-cell office:value-type="float" office:value="0.05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